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fo:min-height="1.02cm"/>
    </style:style>
    <style:style style:name="gr2" style:family="graphic" style:parent-style-name="standard">
      <style:graphic-properties draw:textarea-horizontal-align="center" draw:textarea-vertical-align="top" draw:auto-grow-height="false"/>
    </style:style>
    <style:style style:name="gr3" style:family="graphic" style:parent-style-name="standard">
      <style:graphic-properties draw:fill="solid" draw:fill-color="#94bd5e" draw:textarea-horizontal-align="justify" draw:textarea-vertical-align="middle" draw:auto-grow-height="false"/>
    </style:style>
    <style:style style:name="gr4" style:family="graphic" style:parent-style-name="standard">
      <style:graphic-properties draw:fill="solid" draw:fill-color="#94bd5e" draw:textarea-horizontal-align="center" draw:textarea-vertical-align="middle" draw:auto-grow-height="false"/>
    </style:style>
    <style:style style:name="gr5" style:family="graphic" style:parent-style-name="standard">
      <style:graphic-properties draw:textarea-horizontal-align="justify" draw:textarea-vertical-align="top" draw:auto-grow-height="false"/>
    </style:style>
    <style:style style:name="gr6" style:family="graphic" style:parent-style-name="standard">
      <style:graphic-properties draw:marker-start="Arrow" draw:marker-end="Arrow" draw:textarea-horizontal-align="center" draw:textarea-vertical-align="middle"/>
    </style:style>
    <style:style style:name="gr7"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8" style:family="graphic" style:parent-style-name="standard">
      <style:graphic-properties draw:stroke="solid" svg:stroke-color="#000000" draw:fill="none" draw:fill-color="#ffffff" draw:textarea-horizontal-align="center" draw:textarea-vertical-align="middle" fo:min-height="0.385cm"/>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draw:textarea-horizontal-align="right" draw:textarea-vertical-align="top" draw:auto-grow-height="false"/>
    </style:style>
    <style:style style:name="gr11" style:family="graphic" style:parent-style-name="standard">
      <style:graphic-properties draw:stroke="dash" draw:stroke-dash="Fine_20_Dashed" draw:textarea-horizontal-align="center" draw:textarea-vertical-align="middle"/>
    </style:style>
    <style:style style:name="gr12" style:family="graphic" style:parent-style-name="standard">
      <style:graphic-properties draw:stroke="none" svg:stroke-color="#000000" draw:fill="none" draw:fill-color="#ffffff" draw:textarea-horizontal-align="center" draw:textarea-vertical-align="middle" fo:min-height="0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solid" svg:stroke-color="#000000" draw:fill="none" draw:fill-color="#ffffff" draw:textarea-horizontal-align="center" draw:textarea-vertical-align="middle" fo:min-height="0cm"/>
    </style:style>
    <style:style style:name="gr15" style:family="graphic" style:parent-style-name="standard">
      <style:graphic-properties draw:fill="solid" draw:fill-color="#99ccff" draw:textarea-horizontal-align="justify" draw:textarea-vertical-align="middle" draw:auto-grow-height="false"/>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marker-start="" draw:marker-end="Arrow" draw:textarea-horizontal-align="center" draw:textarea-vertical-align="middle"/>
    </style:style>
    <style:style style:name="gr18" style:family="graphic" style:parent-style-name="standard">
      <style:graphic-properties svg:stroke-color="#ff0000" draw:marker-start="" draw:marker-end="Arrow" draw:textarea-horizontal-align="center" draw:textarea-vertical-align="middle"/>
    </style:style>
    <style:style style:name="gr19" style:family="graphic" style:parent-style-name="standard">
      <style:graphic-properties draw:marker-start="" draw:marker-end="Arrow" draw:textarea-horizontal-align="center" draw:textarea-vertical-align="middle"/>
    </style:style>
    <style:style style:name="gr20" style:family="graphic" style:parent-style-name="standard">
      <style:graphic-properties svg:stroke-color="#ff0000" draw:marker-start="" draw:marker-end="Arrow" draw:textarea-horizontal-align="center" draw:textarea-vertical-align="middle"/>
    </style:style>
    <style:style style:name="gr21" style:family="graphic" style:parent-style-name="standard">
      <style:graphic-properties draw:textarea-horizontal-align="justify" draw:textarea-vertical-align="middle" draw:auto-grow-height="false" fo:min-height="0cm" fo:min-width="0cm" fo:wrap-option="no-wrap"/>
    </style:style>
    <style:style style:name="gr22" style:family="graphic" style:parent-style-name="standard">
      <style:graphic-properties draw:textarea-horizontal-align="center" draw:textarea-vertical-align="middle"/>
    </style:style>
    <style:style style:name="gr23" style:family="graphic" style:parent-style-name="standard">
      <style:graphic-properties draw:fill="solid" draw:fill-color="#ffffff" draw:textarea-horizontal-align="center" draw:textarea-vertical-align="middle"/>
    </style:style>
    <style:style style:name="gr24" style:family="graphic" style:parent-style-name="standard">
      <style:graphic-properties draw:stroke="none" svg:stroke-color="#000000" draw:fill="none" draw:fill-color="#ffffff" draw:textarea-horizontal-align="center" draw:textarea-vertical-align="middle" fo:min-height="0.385cm"/>
    </style:style>
    <style:style style:name="gr25" style:family="graphic" style:parent-style-name="standard">
      <style:graphic-properties svg:stroke-color="#008080" draw:marker-start="" draw:marker-end="Arrow" draw:textarea-horizontal-align="center" draw:textarea-vertical-align="middle"/>
    </style:style>
    <style:style style:name="gr26" style:family="graphic" style:parent-style-name="standard">
      <style:graphic-properties draw:marker-start="Arrowheads_20_9" draw:marker-start-width="0.508cm" draw:marker-end="One_20_and_20_Only_20_One" draw:marker-end-width="0.508cm" draw:textarea-horizontal-align="center" draw:textarea-vertical-align="middle"/>
    </style:style>
    <style:style style:name="gr27" style:family="graphic" style:parent-style-name="standard">
      <style:graphic-properties draw:marker-start="Zero_20_Thru_20_Many" draw:marker-start-width="0.508cm" draw:marker-end="One_20_and_20_Only_20_One" draw:marker-end-width="0.508cm" draw:textarea-horizontal-align="center" draw:textarea-vertical-align="middle"/>
    </style:style>
    <style:style style:name="gr28" style:family="graphic" style:parent-style-name="standard">
      <style:graphic-properties draw:marker-start="Zero_20_Thru_20_Many" draw:marker-start-width="0.508cm" draw:marker-end="Zero_20_or_20_One" draw:marker-end-width="0.508cm" draw:textarea-horizontal-align="center" draw:textarea-vertical-align="middle"/>
    </style:style>
    <style:style style:name="gr29" style:family="graphic" style:parent-style-name="standard">
      <style:graphic-properties draw:marker-start="Arrowheads_20_9" draw:marker-start-width="0.508cm" draw:marker-end="One_20_and_20_Only_20_One" draw:marker-end-width="0.508cm" draw:textarea-horizontal-align="center" draw:textarea-vertical-align="middle"/>
    </style:style>
    <style:style style:name="gr30" style:family="graphic" style:parent-style-name="standard">
      <style:graphic-properties draw:marker-start="Arrowheads_20_1" draw:marker-end="Arrowheads_20_2" draw:textarea-horizontal-align="center" draw:textarea-vertical-align="middle" draw:auto-grow-height="false" fo:min-height="0.749cm" fo:min-width="0.499cm"/>
    </style:style>
    <style:style style:name="gr31" style:family="graphic" style:parent-style-name="standard">
      <style:graphic-properties draw:marker-start="Arrowheads_20_3" draw:marker-end="Arrowheads_20_4" draw:textarea-horizontal-align="center" draw:textarea-vertical-align="middle" draw:auto-grow-height="false" fo:min-height="0.749cm" fo:min-width="0.499cm"/>
    </style:style>
    <style:style style:name="gr32" style:family="graphic" style:parent-style-name="standard">
      <style:graphic-properties draw:marker-start="Arrowheads_20_5" draw:marker-end="Arrowheads_20_6" draw:textarea-horizontal-align="center" draw:textarea-vertical-align="middle" draw:auto-grow-height="false" fo:min-height="0.749cm" fo:min-width="0.499cm"/>
    </style:style>
    <style:style style:name="gr33" style:family="graphic" style:parent-style-name="standard">
      <style:graphic-properties draw:marker-start="Arrowheads_20_7" draw:marker-end="Arrowheads_20_8" draw:textarea-horizontal-align="center" draw:textarea-vertical-align="middle" draw:auto-grow-height="false" fo:min-height="0.749cm" fo:min-width="0.499cm"/>
    </style:style>
    <style:style style:name="gr34" style:family="graphic" style:parent-style-name="standard">
      <style:graphic-properties draw:stroke="none" draw:fill="none" fo:min-height="0.385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fo:font-size="10pt" fo:font-weight="bold" style:font-size-asian="10pt" style:font-weight-asian="bold" style:font-size-complex="10pt" style:font-weight-complex="bold"/>
    </style:style>
    <style:style style:name="P6" style:family="paragraph">
      <style:paragraph-properties fo:text-align="center"/>
      <style:text-properties fo:color="#ff0000" fo:font-size="10pt" style:font-size-asian="10pt" style:font-size-complex="10pt"/>
    </style:style>
    <style:style style:name="P7" style:family="paragraph">
      <style:paragraph-properties fo:text-align="center"/>
      <style:text-properties fo:font-size="10pt" style:font-size-asian="18pt" style:font-size-complex="18pt"/>
    </style:style>
    <style:style style:name="P8" style:family="paragraph">
      <style:paragraph-properties fo:text-align="center"/>
      <style:text-properties fo:font-size="8pt" style:font-size-asian="8pt" style:font-size-complex="8pt"/>
    </style:style>
    <style:style style:name="P9" style:family="paragraph">
      <style:paragraph-properties fo:margin-left="0cm" fo:margin-right="0cm" fo:text-align="start" fo:text-indent="0cm"/>
    </style:style>
    <style:style style:name="P10" style:family="paragraph">
      <style:paragraph-properties fo:margin-left="0cm" fo:margin-right="0cm" fo:text-align="start" fo:text-indent="0cm"/>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ff0000" fo:font-size="10pt" style:font-size-asian="10pt" style:font-size-complex="10pt"/>
    </style:style>
    <style:style style:name="T4" style:family="text">
      <style:text-properties fo:font-size="10pt" style:font-size-asian="10pt" style:font-size-complex="10pt"/>
    </style:style>
    <style:style style:name="T5" style:family="text">
      <style:text-properties fo:font-size="10pt" style:font-size-asian="18pt" style:font-size-complex="18pt"/>
    </style:style>
    <style:style style:name="T6" style:family="text">
      <style:text-properties fo:font-size="8pt" style:font-size-asian="8pt" style:font-size-complex="8pt"/>
    </style:style>
    <style:style style:name="T7" style:family="text">
      <style:text-properties fo:font-size="8pt" fo:font-weight="normal"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0.16cm" svg:height="1.27cm" svg:x="1cm" svg:y="1.635cm">
          <draw:text-box>
            <text:p><text:span text:style-name="T1">Deployment Examples</text:span></text:p>
          </draw:text-box>
        </draw:frame>
        <draw:custom-shape draw:style-name="gr2" draw:text-style-name="P3" xml:id="id6" draw:id="id6" draw:layer="layout" svg:width="5.08cm" svg:height="9.525cm" svg:x="1.635cm" svg:y="11.795cm">
          <draw:glue-point draw:id="4" svg:x="-2.5cm" svg:y="-5cm"/>
          <draw:glue-point draw:id="5" svg:x="2.5cm" svg:y="-5cm"/>
          <draw:glue-point draw:id="6" svg:x="2.5cm" svg:y="5cm"/>
          <draw:glue-point draw:id="7" svg:x="-2.5cm" svg:y="5cm"/>
          <text:p text:style-name="P2"><text:span text:style-name="T1">Single Server</text:span></text:p>
          <draw:enhanced-geometry svg:viewBox="0 0 21600 21600" draw:type="rectangle" draw:enhanced-path="M 0 0 L 21600 0 21600 21600 0 21600 0 0 Z N"/>
        </draw:custom-shape>
        <draw:custom-shape draw:style-name="gr3" draw:text-style-name="P3" draw:layer="layout" svg:width="3.81cm" svg:height="0.635cm" svg:x="2.27cm" svg:y="14.97cm">
          <draw:glue-point draw:id="4" svg:x="-2.5cm" svg:y="-5cm"/>
          <draw:glue-point draw:id="5" svg:x="2.5cm" svg:y="-5cm"/>
          <draw:glue-point draw:id="6" svg:x="2.5cm" svg:y="5cm"/>
          <draw:glue-point draw:id="7" svg:x="-2.5cm" svg:y="5cm"/>
          <text:p text:style-name="P2"><text:span text:style-name="T1">View Packages</text:span></text:p>
          <draw:enhanced-geometry svg:viewBox="0 0 21600 21600" draw:type="rectangle" draw:enhanced-path="M 0 0 L 21600 0 21600 21600 0 21600 0 0 Z N"/>
        </draw:custom-shape>
        <draw:custom-shape draw:style-name="gr4" draw:text-style-name="P3" draw:layer="layout" svg:width="3.81cm" svg:height="0.635cm" svg:x="2.27cm" svg:y="18.145cm">
          <text:p text:style-name="P2"><text:span text:style-name="T1">History/Audit Tabl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2.27cm" svg:y="13.065cm">
          <draw:glue-point draw:id="4" svg:x="2.5cm" svg:y="-5cm"/>
          <draw:glue-point draw:id="5" svg:x="-2.5cm" svg:y="-5cm"/>
          <draw:glue-point draw:id="6" svg:x="-2.5cm" svg:y="5cm"/>
          <draw:glue-point draw:id="7" svg:x="2.5cm" svg:y="5cm"/>
          <text:p text:style-name="P2"><text:span text:style-name="T1">Module Packages</text:span></text:p>
          <draw:enhanced-geometry svg:viewBox="0 0 21600 21600" draw:type="rectangle" draw:enhanced-path="M 0 0 L 21600 0 21600 21600 0 21600 0 0 Z N"/>
        </draw:custom-shape>
        <draw:custom-shape draw:style-name="gr3" draw:text-style-name="P3" draw:layer="layout" svg:width="3.81cm" svg:height="0.635cm" svg:x="2.27cm" svg:y="13.7cm">
          <draw:glue-point draw:id="4" svg:x="-2.5cm" svg:y="-5cm"/>
          <draw:glue-point draw:id="5" svg:x="2.5cm" svg:y="-5cm"/>
          <draw:glue-point draw:id="6" svg:x="2.5cm" svg:y="5cm"/>
          <draw:glue-point draw:id="7" svg:x="-2.5cm" svg:y="5cm"/>
          <text:p text:style-name="P2"><text:span text:style-name="T1">DML Packages</text:span></text:p>
          <draw:enhanced-geometry svg:viewBox="0 0 21600 21600" draw:mirror-vertical="false" draw:mirror-horizontal="false" draw:type="rectangle" draw:enhanced-path="M 0 0 L 21600 0 21600 21600 0 21600 0 0 Z N"/>
        </draw:custom-shape>
        <draw:custom-shape draw:style-name="gr3" draw:text-style-name="P3" draw:layer="layout" svg:width="3.81cm" svg:height="0.635cm" svg:x="2.27cm" svg:y="19.415cm">
          <draw:glue-point draw:id="4" svg:x="-2.5cm" svg:y="-5cm"/>
          <draw:glue-point draw:id="5" svg:x="2.5cm" svg:y="-5cm"/>
          <draw:glue-point draw:id="6" svg:x="2.5cm" svg:y="5cm"/>
          <draw:glue-point draw:id="7" svg:x="-2.5cm" svg:y="5cm"/>
          <text:p text:style-name="P2"><text:span text:style-name="T1">POP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2.27cm" svg:y="20.05cm">
          <draw:glue-point draw:id="4" svg:x="-2.5cm" svg:y="-5cm"/>
          <draw:glue-point draw:id="5" svg:x="2.5cm" svg:y="-5cm"/>
          <draw:glue-point draw:id="6" svg:x="2.5cm" svg:y="5cm"/>
          <draw:glue-point draw:id="7" svg:x="-2.5cm" svg:y="5cm"/>
          <text:p text:style-name="P2"><text:span text:style-name="T1">UTIL Package/Log</text:span></text:p>
          <draw:enhanced-geometry svg:viewBox="0 0 21600 21600" draw:type="rectangle" draw:enhanced-path="M 0 0 L 21600 0 21600 21600 0 21600 0 0 Z N"/>
        </draw:custom-shape>
        <draw:custom-shape draw:style-name="gr3" draw:text-style-name="P3" draw:layer="layout" svg:width="3.81cm" svg:height="0.635cm" svg:x="2.27cm" svg:y="16.24cm">
          <draw:glue-point draw:id="4" svg:x="-2.5cm" svg:y="-5cm"/>
          <draw:glue-point draw:id="5" svg:x="2.5cm" svg:y="-5cm"/>
          <draw:glue-point draw:id="6" svg:x="2.5cm" svg:y="5cm"/>
          <draw:glue-point draw:id="7" svg:x="-2.5cm" svg:y="5cm"/>
          <text:p text:style-name="P2"><text:span text:style-name="T1">Table Trigger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2.27cm" svg:y="14.335cm">
          <draw:glue-point draw:id="4" svg:x="2.5cm" svg:y="-5cm"/>
          <draw:glue-point draw:id="5" svg:x="-2.5cm" svg:y="-5cm"/>
          <draw:glue-point draw:id="6" svg:x="-2.5cm" svg:y="5cm"/>
          <draw:glue-point draw:id="7" svg:x="2.5cm" svg:y="5cm"/>
          <text:p text:style-name="P2"><text:span text:style-name="T1">Views/Triggers</text:span></text:p>
          <draw:enhanced-geometry svg:viewBox="0 0 21600 21600" draw:type="rectangle" draw:enhanced-path="M 0 0 L 21600 0 21600 21600 0 21600 0 0 Z N"/>
        </draw:custom-shape>
        <draw:custom-shape draw:style-name="gr3" draw:text-style-name="P3" draw:layer="layout" svg:width="3.81cm" svg:height="0.635cm" svg:x="2.27cm" svg:y="15.605cm">
          <draw:glue-point draw:id="4" svg:x="-2.5cm" svg:y="-5cm"/>
          <draw:glue-point draw:id="5" svg:x="2.5cm" svg:y="-5cm"/>
          <draw:glue-point draw:id="6" svg:x="2.5cm" svg:y="5cm"/>
          <draw:glue-point draw:id="7" svg:x="-2.5cm" svg:y="5cm"/>
          <text:p text:style-name="P2"><text:span text:style-name="T1">TAB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2.27cm" svg:y="16.875cm">
          <draw:glue-point draw:id="4" svg:x="-2.5cm" svg:y="-5cm"/>
          <draw:glue-point draw:id="5" svg:x="2.5cm" svg:y="-5cm"/>
          <draw:glue-point draw:id="6" svg:x="2.5cm" svg:y="5cm"/>
          <draw:glue-point draw:id="7" svg:x="-2.5cm" svg:y="5cm"/>
          <text:p text:style-name="P2"><text:span text:style-name="T1">Table Constraints</text:span></text:p>
          <draw:enhanced-geometry svg:viewBox="0 0 21600 21600" draw:mirror-horizontal="false" draw:mirror-vertical="false" draw:type="rectangle" draw:enhanced-path="M 0 0 L 21600 0 21600 21600 0 21600 0 0 Z N"/>
        </draw:custom-shape>
        <draw:custom-shape draw:style-name="gr4" draw:text-style-name="P3" draw:layer="layout" svg:width="3.81cm" svg:height="0.635cm" svg:x="2.27cm" svg:y="17.51cm">
          <text:p text:style-name="P2"><text:span text:style-name="T1">Active/Pop Tables</text:span></text:p>
          <draw:enhanced-geometry svg:viewBox="0 0 21600 21600" draw:mirror-horizontal="false" draw:mirror-vertical="false" draw:type="rectangle" draw:enhanced-path="M 0 0 L 21600 0 21600 21600 0 21600 0 0 Z N"/>
        </draw:custom-shape>
        <draw:custom-shape draw:style-name="gr5" draw:text-style-name="P3" xml:id="id1" draw:id="id1" draw:layer="layout" svg:width="5.08cm" svg:height="7.62cm" svg:x="14.335cm" svg:y="9.255cm">
          <draw:glue-point draw:id="4" svg:x="2.5cm" svg:y="-5cm"/>
          <draw:glue-point draw:id="5" svg:x="-2.5cm" svg:y="-5cm"/>
          <draw:glue-point draw:id="6" svg:x="-2.5cm" svg:y="5cm"/>
          <draw:glue-point draw:id="7" svg:x="2.5cm" svg:y="5cm"/>
          <text:p text:style-name="P2"><text:span text:style-name="T1">Thick Mid-Tier</text:span></text:p>
          <draw:enhanced-geometry svg:viewBox="0 0 21600 21600" draw:type="rectangle" draw:enhanced-path="M 0 0 L 21600 0 21600 21600 0 21600 0 0 Z N"/>
        </draw:custom-shape>
        <draw:custom-shape draw:style-name="gr2" draw:text-style-name="P3" xml:id="id2" draw:id="id2" draw:layer="layout" svg:width="5.08cm" svg:height="5.08cm" svg:x="14.335cm" svg:y="18.78cm">
          <draw:glue-point draw:id="4" svg:x="-2.5cm" svg:y="-5cm"/>
          <draw:glue-point draw:id="5" svg:x="2.5cm" svg:y="-5cm"/>
          <draw:glue-point draw:id="6" svg:x="2.5cm" svg:y="5cm"/>
          <draw:glue-point draw:id="7" svg:x="-2.5cm" svg:y="5cm"/>
          <text:p text:style-name="P2"><text:span text:style-name="T1">Thin Database</text:span></text:p>
          <draw:enhanced-geometry svg:viewBox="0 0 21600 21600" draw:type="rectangle" draw:enhanced-path="M 0 0 L 21600 0 21600 21600 0 21600 0 0 Z N"/>
        </draw:custom-shape>
        <draw:custom-shape draw:style-name="gr3" draw:text-style-name="P3" draw:layer="layout" svg:width="3.81cm" svg:height="0.635cm" svg:x="14.97cm" svg:y="12.43cm">
          <draw:glue-point draw:id="4" svg:x="-2.5cm" svg:y="-5cm"/>
          <draw:glue-point draw:id="5" svg:x="2.5cm" svg:y="-5cm"/>
          <draw:glue-point draw:id="6" svg:x="2.5cm" svg:y="5cm"/>
          <draw:glue-point draw:id="7" svg:x="-2.5cm" svg:y="5cm"/>
          <text:p text:style-name="P2"><text:span text:style-name="T1">View Packages</text:span></text:p>
          <draw:enhanced-geometry svg:viewBox="0 0 21600 21600" draw:type="rectangle" draw:enhanced-path="M 0 0 L 21600 0 21600 21600 0 21600 0 0 Z N"/>
        </draw:custom-shape>
        <draw:custom-shape draw:style-name="gr4" draw:text-style-name="P3" draw:layer="layout" svg:width="3.81cm" svg:height="0.635cm" svg:x="14.97cm" svg:y="20.685cm">
          <text:p text:style-name="P2"><text:span text:style-name="T1">History/Audit Tabl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97cm" svg:y="10.525cm">
          <draw:glue-point draw:id="4" svg:x="2.5cm" svg:y="-5cm"/>
          <draw:glue-point draw:id="5" svg:x="-2.5cm" svg:y="-5cm"/>
          <draw:glue-point draw:id="6" svg:x="-2.5cm" svg:y="5cm"/>
          <draw:glue-point draw:id="7" svg:x="2.5cm" svg:y="5cm"/>
          <text:p text:style-name="P2"><text:span text:style-name="T1">Module Packages</text:span></text:p>
          <draw:enhanced-geometry svg:viewBox="0 0 21600 21600" draw:type="rectangle" draw:enhanced-path="M 0 0 L 21600 0 21600 21600 0 21600 0 0 Z N"/>
        </draw:custom-shape>
        <draw:custom-shape draw:style-name="gr3" draw:text-style-name="P3" draw:layer="layout" svg:width="3.81cm" svg:height="0.635cm" svg:x="14.97cm" svg:y="11.16cm">
          <draw:glue-point draw:id="4" svg:x="-2.5cm" svg:y="-5cm"/>
          <draw:glue-point draw:id="5" svg:x="2.5cm" svg:y="-5cm"/>
          <draw:glue-point draw:id="6" svg:x="2.5cm" svg:y="5cm"/>
          <draw:glue-point draw:id="7" svg:x="-2.5cm" svg:y="5cm"/>
          <text:p text:style-name="P2"><text:span text:style-name="T1">DML Packages</text:span></text:p>
          <draw:enhanced-geometry svg:viewBox="0 0 21600 21600" draw:mirror-vertical="false" draw:mirror-horizontal="false" draw:type="rectangle" draw:enhanced-path="M 0 0 L 21600 0 21600 21600 0 21600 0 0 Z N"/>
        </draw:custom-shape>
        <draw:custom-shape draw:style-name="gr3" draw:text-style-name="P3" draw:layer="layout" svg:width="3.81cm" svg:height="0.635cm" svg:x="14.97cm" svg:y="21.955cm">
          <draw:glue-point draw:id="4" svg:x="-2.5cm" svg:y="-5cm"/>
          <draw:glue-point draw:id="5" svg:x="2.5cm" svg:y="-5cm"/>
          <draw:glue-point draw:id="6" svg:x="2.5cm" svg:y="5cm"/>
          <draw:glue-point draw:id="7" svg:x="-2.5cm" svg:y="5cm"/>
          <text:p text:style-name="P2"><text:span text:style-name="T1">POP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97cm" svg:y="11.795cm">
          <draw:glue-point draw:id="4" svg:x="2.5cm" svg:y="-5cm"/>
          <draw:glue-point draw:id="5" svg:x="-2.5cm" svg:y="-5cm"/>
          <draw:glue-point draw:id="6" svg:x="-2.5cm" svg:y="5cm"/>
          <draw:glue-point draw:id="7" svg:x="2.5cm" svg:y="5cm"/>
          <text:p text:style-name="P2"><text:span text:style-name="T1">Views/Triggers</text:span></text:p>
          <draw:enhanced-geometry svg:viewBox="0 0 21600 21600" draw:type="rectangle" draw:enhanced-path="M 0 0 L 21600 0 21600 21600 0 21600 0 0 Z N"/>
        </draw:custom-shape>
        <draw:custom-shape draw:style-name="gr3" draw:text-style-name="P3" draw:layer="layout" svg:width="3.81cm" svg:height="0.635cm" svg:x="14.97cm" svg:y="13.065cm">
          <draw:glue-point draw:id="4" svg:x="-2.5cm" svg:y="-5cm"/>
          <draw:glue-point draw:id="5" svg:x="2.5cm" svg:y="-5cm"/>
          <draw:glue-point draw:id="6" svg:x="2.5cm" svg:y="5cm"/>
          <draw:glue-point draw:id="7" svg:x="-2.5cm" svg:y="5cm"/>
          <text:p text:style-name="P2"><text:span text:style-name="T1">TAB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97cm" svg:y="14.335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97cm" svg:y="13.7cm">
          <draw:glue-point draw:id="4" svg:x="-2.5cm" svg:y="-5cm"/>
          <draw:glue-point draw:id="5" svg:x="2.5cm" svg:y="-5cm"/>
          <draw:glue-point draw:id="6" svg:x="2.5cm" svg:y="5cm"/>
          <draw:glue-point draw:id="7" svg:x="-2.5cm" svg:y="5cm"/>
          <text:p text:style-name="P2"><text:span text:style-name="T1">Materialized View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97cm" svg:y="15.605cm">
          <draw:glue-point draw:id="4" svg:x="-2.5cm" svg:y="-5cm"/>
          <draw:glue-point draw:id="5" svg:x="2.5cm" svg:y="-5cm"/>
          <draw:glue-point draw:id="6" svg:x="2.5cm" svg:y="5cm"/>
          <draw:glue-point draw:id="7" svg:x="-2.5cm" svg:y="5cm"/>
          <text:p text:style-name="P2"><text:span text:style-name="T1">DB Links</text:span></text:p>
          <draw:enhanced-geometry svg:viewBox="0 0 21600 21600" draw:mirror-horizontal="false" draw:mirror-vertical="false" draw:type="rectangle" draw:enhanced-path="M 0 0 L 21600 0 21600 21600 0 21600 0 0 Z N"/>
        </draw:custom-shape>
        <draw:custom-shape draw:style-name="gr4" draw:text-style-name="P3" draw:layer="layout" svg:width="3.81cm" svg:height="0.635cm" svg:x="14.97cm" svg:y="20.05cm">
          <text:p text:style-name="P2"><text:span text:style-name="T1">Active/Pop Tables</text:span></text:p>
          <draw:enhanced-geometry svg:viewBox="0 0 21600 21600" draw:mirror-horizontal="false" draw:mirror-vertical="false" draw:type="rectangle" draw:enhanced-path="M 0 0 L 21600 0 21600 21600 0 21600 0 0 Z N"/>
        </draw:custom-shape>
        <draw:connector draw:style-name="gr6" draw:text-style-name="P4" draw:layer="layout" svg:x1="16.875cm" svg:y1="16.875cm" svg:x2="16.875cm" svg:y2="18.78cm" draw:start-shape="id1" draw:start-glue-point="2" draw:end-shape="id2" draw:end-glue-point="0" svg:d="m16875 16875v1905">
          <text:p/>
        </draw:connector>
        <draw:custom-shape draw:style-name="gr5" draw:text-style-name="P3" xml:id="id3" draw:id="id3" draw:layer="layout" svg:width="5.08cm" svg:height="6.35cm" svg:x="7.985cm" svg:y="9.255cm">
          <draw:glue-point draw:id="4" svg:x="2.5cm" svg:y="-5cm"/>
          <draw:glue-point draw:id="5" svg:x="-2.5cm" svg:y="-5cm"/>
          <draw:glue-point draw:id="6" svg:x="-2.5cm" svg:y="5cm"/>
          <draw:glue-point draw:id="7" svg:x="2.5cm" svg:y="5cm"/>
          <text:p text:style-name="P2"><text:span text:style-name="T1">Thin Mid-Tier</text:span></text:p>
          <draw:enhanced-geometry svg:viewBox="0 0 21600 21600" draw:type="rectangle" draw:enhanced-path="M 0 0 L 21600 0 21600 21600 0 21600 0 0 Z N"/>
        </draw:custom-shape>
        <draw:custom-shape draw:style-name="gr2" draw:text-style-name="P3" xml:id="id4" draw:id="id4" draw:layer="layout" svg:width="5.08cm" svg:height="6.985cm" svg:x="7.985cm" svg:y="17.51cm">
          <draw:glue-point draw:id="4" svg:x="-2.5cm" svg:y="-5cm"/>
          <draw:glue-point draw:id="5" svg:x="2.5cm" svg:y="-5cm"/>
          <draw:glue-point draw:id="6" svg:x="2.5cm" svg:y="5cm"/>
          <draw:glue-point draw:id="7" svg:x="-2.5cm" svg:y="5cm"/>
          <text:p text:style-name="P2"><text:span text:style-name="T1">Thick Database</text:span></text:p>
          <draw:enhanced-geometry svg:viewBox="0 0 21600 21600" draw:type="rectangle" draw:enhanced-path="M 0 0 L 21600 0 21600 21600 0 21600 0 0 Z N"/>
        </draw:custom-shape>
        <draw:custom-shape draw:style-name="gr3" draw:text-style-name="P3" draw:layer="layout" svg:width="3.81cm" svg:height="0.635cm" svg:x="8.62cm" svg:y="12.43cm">
          <draw:glue-point draw:id="4" svg:x="-2.5cm" svg:y="-5cm"/>
          <draw:glue-point draw:id="5" svg:x="2.5cm" svg:y="-5cm"/>
          <draw:glue-point draw:id="6" svg:x="2.5cm" svg:y="5cm"/>
          <draw:glue-point draw:id="7" svg:x="-2.5cm" svg:y="5cm"/>
          <text:p text:style-name="P2"><text:span text:style-name="T1">View Packages</text:span></text:p>
          <draw:enhanced-geometry svg:viewBox="0 0 21600 21600" draw:type="rectangle" draw:enhanced-path="M 0 0 L 21600 0 21600 21600 0 21600 0 0 Z N"/>
        </draw:custom-shape>
        <draw:custom-shape draw:style-name="gr4" draw:text-style-name="P3" draw:layer="layout" svg:width="3.81cm" svg:height="0.635cm" svg:x="8.62cm" svg:y="21.32cm">
          <text:p text:style-name="P2"><text:span text:style-name="T1">History/Audit Tabl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8.62cm" svg:y="10.525cm">
          <draw:glue-point draw:id="4" svg:x="2.5cm" svg:y="-5cm"/>
          <draw:glue-point draw:id="5" svg:x="-2.5cm" svg:y="-5cm"/>
          <draw:glue-point draw:id="6" svg:x="-2.5cm" svg:y="5cm"/>
          <draw:glue-point draw:id="7" svg:x="2.5cm" svg:y="5cm"/>
          <text:p text:style-name="P2"><text:span text:style-name="T1">Module Packages</text:span></text:p>
          <draw:enhanced-geometry svg:viewBox="0 0 21600 21600" draw:type="rectangle" draw:enhanced-path="M 0 0 L 21600 0 21600 21600 0 21600 0 0 Z N"/>
        </draw:custom-shape>
        <draw:custom-shape draw:style-name="gr3" draw:text-style-name="P3" draw:layer="layout" svg:width="3.81cm" svg:height="0.635cm" svg:x="8.62cm" svg:y="11.16cm">
          <draw:glue-point draw:id="4" svg:x="-2.5cm" svg:y="-5cm"/>
          <draw:glue-point draw:id="5" svg:x="2.5cm" svg:y="-5cm"/>
          <draw:glue-point draw:id="6" svg:x="2.5cm" svg:y="5cm"/>
          <draw:glue-point draw:id="7" svg:x="-2.5cm" svg:y="5cm"/>
          <text:p text:style-name="P2"><text:span text:style-name="T1">DML Packages</text:span></text:p>
          <draw:enhanced-geometry svg:viewBox="0 0 21600 21600" draw:mirror-vertical="false" draw:mirror-horizontal="false" draw:type="rectangle" draw:enhanced-path="M 0 0 L 21600 0 21600 21600 0 21600 0 0 Z N"/>
        </draw:custom-shape>
        <draw:custom-shape draw:style-name="gr3" draw:text-style-name="P3" draw:layer="layout" svg:width="3.81cm" svg:height="0.635cm" svg:x="8.62cm" svg:y="22.59cm">
          <draw:glue-point draw:id="4" svg:x="-2.5cm" svg:y="-5cm"/>
          <draw:glue-point draw:id="5" svg:x="2.5cm" svg:y="-5cm"/>
          <draw:glue-point draw:id="6" svg:x="2.5cm" svg:y="5cm"/>
          <draw:glue-point draw:id="7" svg:x="-2.5cm" svg:y="5cm"/>
          <text:p text:style-name="P2"><text:span text:style-name="T1">POP Packages/Log</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8.62cm" svg:y="11.795cm">
          <draw:glue-point draw:id="4" svg:x="2.5cm" svg:y="-5cm"/>
          <draw:glue-point draw:id="5" svg:x="-2.5cm" svg:y="-5cm"/>
          <draw:glue-point draw:id="6" svg:x="-2.5cm" svg:y="5cm"/>
          <draw:glue-point draw:id="7" svg:x="2.5cm" svg:y="5cm"/>
          <text:p text:style-name="P2"><text:span text:style-name="T1">Views/ Triggers</text:span></text:p>
          <draw:enhanced-geometry svg:viewBox="0 0 21600 21600" draw:type="rectangle" draw:enhanced-path="M 0 0 L 21600 0 21600 21600 0 21600 0 0 Z N"/>
        </draw:custom-shape>
        <draw:custom-shape draw:style-name="gr3" draw:text-style-name="P3" draw:layer="layout" svg:width="3.81cm" svg:height="0.635cm" svg:x="8.62cm" svg:y="13.065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8.62cm" svg:y="14.335cm">
          <draw:glue-point draw:id="4" svg:x="-2.5cm" svg:y="-5cm"/>
          <draw:glue-point draw:id="5" svg:x="2.5cm" svg:y="-5cm"/>
          <draw:glue-point draw:id="6" svg:x="2.5cm" svg:y="5cm"/>
          <draw:glue-point draw:id="7" svg:x="-2.5cm" svg:y="5cm"/>
          <text:p text:style-name="P2"><text:span text:style-name="T1">DB Links</text:span></text:p>
          <draw:enhanced-geometry svg:viewBox="0 0 21600 21600" draw:mirror-horizontal="false" draw:mirror-vertical="false" draw:type="rectangle" draw:enhanced-path="M 0 0 L 21600 0 21600 21600 0 21600 0 0 Z N"/>
        </draw:custom-shape>
        <draw:custom-shape draw:style-name="gr4" draw:text-style-name="P3" draw:layer="layout" svg:width="3.81cm" svg:height="0.635cm" svg:x="8.62cm" svg:y="20.685cm">
          <text:p text:style-name="P2"><text:span text:style-name="T1">Active/Pop Tables</text:span></text:p>
          <draw:enhanced-geometry svg:viewBox="0 0 21600 21600" draw:mirror-horizontal="false" draw:mirror-vertical="false" draw:type="rectangle" draw:enhanced-path="M 0 0 L 21600 0 21600 21600 0 21600 0 0 Z N"/>
        </draw:custom-shape>
        <draw:connector draw:style-name="gr6" draw:text-style-name="P4" draw:layer="layout" svg:x1="10.525cm" svg:y1="15.605cm" svg:x2="10.525cm" svg:y2="17.51cm" draw:start-shape="id3" draw:start-glue-point="2" draw:end-shape="id4" draw:end-glue-point="0" svg:d="m10525 15605v1905">
          <text:p/>
        </draw:connector>
        <draw:custom-shape draw:style-name="gr3" draw:text-style-name="P3" draw:layer="layout" svg:width="3.81cm" svg:height="0.635cm" svg:x="8.62cm" svg:y="18.78cm">
          <draw:glue-point draw:id="4" svg:x="-2.5cm" svg:y="-5cm"/>
          <draw:glue-point draw:id="5" svg:x="2.5cm" svg:y="-5cm"/>
          <draw:glue-point draw:id="6" svg:x="2.5cm" svg:y="5cm"/>
          <draw:glue-point draw:id="7" svg:x="-2.5cm" svg:y="5cm"/>
          <text:p text:style-name="P2"><text:span text:style-name="T1">TAB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8.62cm" svg:y="19.415cm">
          <draw:glue-point draw:id="4" svg:x="-2.5cm" svg:y="-5cm"/>
          <draw:glue-point draw:id="5" svg:x="2.5cm" svg:y="-5cm"/>
          <draw:glue-point draw:id="6" svg:x="2.5cm" svg:y="5cm"/>
          <draw:glue-point draw:id="7" svg:x="-2.5cm" svg:y="5cm"/>
          <text:p text:style-name="P2"><text:span text:style-name="T1">Table Trigger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8.62cm" svg:y="20.05cm">
          <draw:glue-point draw:id="4" svg:x="-2.5cm" svg:y="-5cm"/>
          <draw:glue-point draw:id="5" svg:x="2.5cm" svg:y="-5cm"/>
          <draw:glue-point draw:id="6" svg:x="2.5cm" svg:y="5cm"/>
          <draw:glue-point draw:id="7" svg:x="-2.5cm" svg:y="5cm"/>
          <text:p text:style-name="P2"><text:span text:style-name="T1">Table Constraints</text:span></text:p>
          <draw:enhanced-geometry svg:viewBox="0 0 21600 21600" draw:mirror-horizontal="false" draw:mirror-vertical="false" draw:type="rectangle" draw:enhanced-path="M 0 0 L 21600 0 21600 21600 0 21600 0 0 Z N"/>
        </draw:custom-shape>
        <draw:line draw:style-name="gr7" draw:text-style-name="P2" draw:layer="layout" svg:x1="7.35cm" svg:y1="3.54cm" svg:x2="7.35cm" svg:y2="25.13cm">
          <text:p/>
        </draw:line>
        <draw:line draw:style-name="gr7" draw:text-style-name="P2" draw:layer="layout" svg:x1="13.7cm" svg:y1="3.54cm" svg:x2="13.7cm" svg:y2="25.13cm">
          <text:p/>
        </draw:line>
        <draw:frame draw:style-name="gr8" draw:text-style-name="P1" draw:layer="layout" svg:width="5.08cm" svg:height="0.725cm" svg:x="1.635cm" svg:y="4.13cm">
          <draw:text-box>
            <text:p><text:span text:style-name="T1">Small Office Application</text:span></text:p>
          </draw:text-box>
        </draw:frame>
        <draw:frame draw:style-name="gr1" draw:text-style-name="P1" draw:layer="layout" svg:width="10.16cm" svg:height="1.27cm" svg:x="1cm" svg:y="1.635cm">
          <draw:text-box>
            <text:p><text:span text:style-name="T1">Deployment Examples</text:span></text:p>
          </draw:text-box>
        </draw:frame>
        <draw:frame draw:style-name="gr8" draw:text-style-name="P1" draw:layer="layout" svg:width="3.81cm" svg:height="0.725cm" svg:x="8.62cm" svg:y="4.175cm">
          <draw:text-box>
            <text:p><text:span text:style-name="T1">Traditional 3-tier</text:span></text:p>
          </draw:text-box>
        </draw:frame>
        <draw:frame draw:style-name="gr8" draw:text-style-name="P1" draw:layer="layout" svg:width="5.08cm" svg:height="0.725cm" svg:x="14.335cm" svg:y="4.13cm">
          <draw:text-box>
            <text:p><text:span text:style-name="T1">Performance Focused</text:span></text:p>
          </draw:text-box>
        </draw:frame>
        <draw:custom-shape draw:style-name="gr9" draw:text-style-name="P3" xml:id="id5" draw:id="id5" draw:layer="layout" svg:width="3.81cm" svg:height="1.27cm" svg:x="2.27cm" svg:y="8.62cm">
          <draw:glue-point draw:id="4" svg:x="2.5cm" svg:y="-5cm"/>
          <draw:glue-point draw:id="5" svg:x="-2.5cm" svg:y="-5cm"/>
          <draw:glue-point draw:id="6" svg:x="-2.5cm" svg:y="5cm"/>
          <draw:glue-point draw:id="7" svg:x="2.5cm" svg:y="5cm"/>
          <text:p text:style-name="P2"><text:span text:style-name="T1">Web Browser</text:span></text:p>
          <draw:enhanced-geometry svg:viewBox="0 0 21600 21600" draw:type="rectangle" draw:enhanced-path="M 0 0 L 21600 0 21600 21600 0 21600 0 0 Z N"/>
        </draw:custom-shape>
        <draw:connector draw:style-name="gr6" draw:text-style-name="P4" draw:layer="layout" svg:x1="4.175cm" svg:y1="9.89cm" svg:x2="4.175cm" svg:y2="11.795cm" draw:start-shape="id5" draw:start-glue-point="2" draw:end-shape="id6" draw:end-glue-point="0" svg:d="m4175 9890v1905">
          <text:p/>
        </draw:connector>
        <draw:custom-shape draw:style-name="gr9" draw:text-style-name="P3" xml:id="id7" draw:id="id7" draw:layer="layout" svg:width="3.81cm" svg:height="1.27cm" svg:x="8.62cm" svg:y="6.08cm">
          <draw:glue-point draw:id="4" svg:x="2.5cm" svg:y="-5cm"/>
          <draw:glue-point draw:id="5" svg:x="-2.5cm" svg:y="-5cm"/>
          <draw:glue-point draw:id="6" svg:x="-2.5cm" svg:y="5cm"/>
          <draw:glue-point draw:id="7" svg:x="2.5cm" svg:y="5cm"/>
          <text:p text:style-name="P2"><text:span text:style-name="T1">Web Browser</text:span></text:p>
          <draw:enhanced-geometry svg:viewBox="0 0 21600 21600" draw:type="rectangle" draw:enhanced-path="M 0 0 L 21600 0 21600 21600 0 21600 0 0 Z N"/>
        </draw:custom-shape>
        <draw:connector draw:style-name="gr6" draw:text-style-name="P4" draw:layer="layout" svg:x1="10.525cm" svg:y1="7.35cm" svg:x2="10.525cm" svg:y2="9.255cm" draw:start-shape="id7" draw:start-glue-point="2" draw:end-shape="id3" draw:end-glue-point="0" svg:d="m10525 7350v1905">
          <text:p/>
        </draw:connector>
        <draw:custom-shape draw:style-name="gr9" draw:text-style-name="P3" xml:id="id8" draw:id="id8" draw:layer="layout" svg:width="3.81cm" svg:height="1.27cm" svg:x="14.97cm" svg:y="6.08cm">
          <draw:glue-point draw:id="4" svg:x="2.5cm" svg:y="-5cm"/>
          <draw:glue-point draw:id="5" svg:x="-2.5cm" svg:y="-5cm"/>
          <draw:glue-point draw:id="6" svg:x="-2.5cm" svg:y="5cm"/>
          <draw:glue-point draw:id="7" svg:x="2.5cm" svg:y="5cm"/>
          <text:p text:style-name="P2"><text:span text:style-name="T1">Web Browser</text:span></text:p>
          <draw:enhanced-geometry svg:viewBox="0 0 21600 21600" draw:type="rectangle" draw:enhanced-path="M 0 0 L 21600 0 21600 21600 0 21600 0 0 Z N"/>
        </draw:custom-shape>
        <draw:connector draw:style-name="gr6" draw:text-style-name="P4" draw:layer="layout" svg:x1="16.875cm" svg:y1="7.35cm" svg:x2="16.875cm" svg:y2="9.255cm" draw:start-shape="id8" draw:start-glue-point="2" draw:end-shape="id1" draw:end-glue-point="0" svg:d="m16875 7350v1905">
          <text:p/>
        </draw:connector>
        <draw:custom-shape draw:style-name="gr3" draw:text-style-name="P3" draw:layer="layout" svg:width="3.81cm" svg:height="0.635cm" svg:x="8.62cm" svg:y="23.225cm">
          <draw:glue-point draw:id="4" svg:x="-2.5cm" svg:y="-5cm"/>
          <draw:glue-point draw:id="5" svg:x="2.5cm" svg:y="-5cm"/>
          <draw:glue-point draw:id="6" svg:x="2.5cm" svg:y="5cm"/>
          <draw:glue-point draw:id="7" svg:x="-2.5cm" svg:y="5cm"/>
          <text:p text:style-name="P2"><text:span text:style-name="T1">UTIL Package/Log</text:span></text:p>
          <draw:enhanced-geometry svg:viewBox="0 0 21600 21600" draw:type="rectangle" draw:enhanced-path="M 0 0 L 21600 0 21600 21600 0 21600 0 0 Z N"/>
        </draw:custom-shape>
        <draw:custom-shape draw:style-name="gr3" draw:text-style-name="P3" draw:layer="layout" svg:width="3.81cm" svg:height="0.635cm" svg:x="14.97cm" svg:y="22.59cm">
          <draw:glue-point draw:id="4" svg:x="-2.5cm" svg:y="-5cm"/>
          <draw:glue-point draw:id="5" svg:x="2.5cm" svg:y="-5cm"/>
          <draw:glue-point draw:id="6" svg:x="2.5cm" svg:y="5cm"/>
          <draw:glue-point draw:id="7" svg:x="-2.5cm" svg:y="5cm"/>
          <text:p text:style-name="P2"><text:span text:style-name="T1">UTIL Package/Log</text:span></text:p>
          <draw:enhanced-geometry svg:viewBox="0 0 21600 21600" draw:type="rectangle" draw:enhanced-path="M 0 0 L 21600 0 21600 21600 0 21600 0 0 Z N"/>
        </draw:custom-shape>
        <draw:custom-shape draw:style-name="gr3" draw:text-style-name="P3" draw:layer="layout" svg:width="3.81cm" svg:height="0.635cm" svg:x="8.62cm" svg:y="13.7cm">
          <draw:glue-point draw:id="4" svg:x="-2.5cm" svg:y="-5cm"/>
          <draw:glue-point draw:id="5" svg:x="2.5cm" svg:y="-5cm"/>
          <draw:glue-point draw:id="6" svg:x="2.5cm" svg:y="5cm"/>
          <draw:glue-point draw:id="7" svg:x="-2.5cm" svg:y="5cm"/>
          <text:p text:style-name="P2"><text:span text:style-name="T1">UTIL Package/Log</text:span></text:p>
          <draw:enhanced-geometry svg:viewBox="0 0 21600 21600" draw:type="rectangle" draw:enhanced-path="M 0 0 L 21600 0 21600 21600 0 21600 0 0 Z N"/>
        </draw:custom-shape>
        <draw:custom-shape draw:style-name="gr3" draw:text-style-name="P3" draw:layer="layout" svg:width="3.81cm" svg:height="0.635cm" svg:x="14.97cm" svg:y="14.97cm">
          <draw:glue-point draw:id="4" svg:x="-2.5cm" svg:y="-5cm"/>
          <draw:glue-point draw:id="5" svg:x="2.5cm" svg:y="-5cm"/>
          <draw:glue-point draw:id="6" svg:x="2.5cm" svg:y="5cm"/>
          <draw:glue-point draw:id="7" svg:x="-2.5cm" svg:y="5cm"/>
          <text:p text:style-name="P2"><text:span text:style-name="T1">UTIL Package/Log</text:span></text:p>
          <draw:enhanced-geometry svg:viewBox="0 0 21600 21600" draw:type="rectangle" draw:enhanced-path="M 0 0 L 21600 0 21600 21600 0 21600 0 0 Z N"/>
        </draw:custom-shape>
        <draw:custom-shape draw:style-name="gr4" draw:text-style-name="P3" draw:layer="layout" svg:width="3.81cm" svg:height="0.635cm" svg:x="2.27cm" svg:y="18.78cm">
          <text:p text:style-name="P2"><text:span text:style-name="T1">Indexes/FKs</text:span></text:p>
          <draw:enhanced-geometry svg:viewBox="0 0 21600 21600" draw:mirror-horizontal="false" draw:mirror-vertical="false" draw:type="rectangle" draw:enhanced-path="M 0 0 L 21600 0 21600 21600 0 21600 0 0 Z N"/>
        </draw:custom-shape>
        <draw:custom-shape draw:style-name="gr4" draw:text-style-name="P3" draw:layer="layout" svg:width="3.81cm" svg:height="0.635cm" svg:x="8.62cm" svg:y="21.955cm">
          <text:p text:style-name="P2"><text:span text:style-name="T1">Indexes/FKs</text:span></text:p>
          <draw:enhanced-geometry svg:viewBox="0 0 21600 21600" draw:mirror-horizontal="false" draw:mirror-vertical="false" draw:type="rectangle" draw:enhanced-path="M 0 0 L 21600 0 21600 21600 0 21600 0 0 Z N"/>
        </draw:custom-shape>
        <draw:custom-shape draw:style-name="gr4" draw:text-style-name="P3" draw:layer="layout" svg:width="3.81cm" svg:height="0.635cm" svg:x="14.97cm" svg:y="21.32cm">
          <text:p text:style-name="P2"><text:span text:style-name="T1">Indexes/FKs</text:span></text:p>
          <draw:enhanced-geometry svg:viewBox="0 0 21600 21600" draw:mirror-horizontal="false" draw:mirror-vertical="false" draw:type="rectangle" draw:enhanced-path="M 0 0 L 21600 0 21600 21600 0 21600 0 0 Z N"/>
        </draw:custom-shape>
      </draw:page>
      <draw:page draw:name="page2" draw:style-name="dp1" draw:master-page-name="Default">
        <office:forms form:automatic-focus="false" form:apply-design-mode="false"/>
        <draw:custom-shape draw:style-name="gr10" draw:text-style-name="P3" draw:layer="layout" svg:width="6.985cm" svg:height="1.905cm" svg:x="2.905cm" svg:y="6.08cm">
          <draw:glue-point draw:id="4" svg:x="-2.5cm" svg:y="-5cm"/>
          <draw:glue-point draw:id="5" svg:x="2.5cm" svg:y="-5cm"/>
          <draw:glue-point draw:id="6" svg:x="2.5cm" svg:y="5cm"/>
          <draw:glue-point draw:id="7" svg:x="-2.5cm" svg:y="5cm"/>
          <text:p text:style-name="P2"><text:span text:style-name="T1">USYN</text:span></text:p>
          <draw:enhanced-geometry svg:viewBox="0 0 21600 21600" draw:mirror-horizontal="false" draw:mirror-vertical="false" draw:type="rectangle" draw:enhanced-path="M 0 0 L 21600 0 21600 21600 0 21600 0 0 Z N"/>
        </draw:custom-shape>
        <draw:custom-shape draw:style-name="gr10" draw:text-style-name="P3" xml:id="id9" draw:id="id9" draw:layer="layout" svg:width="6.985cm" svg:height="2.54cm" svg:x="12.43cm" svg:y="19.415cm">
          <draw:glue-point draw:id="4" svg:x="-2.5cm" svg:y="-5cm"/>
          <draw:glue-point draw:id="5" svg:x="2.5cm" svg:y="-5cm"/>
          <draw:glue-point draw:id="6" svg:x="2.5cm" svg:y="5cm"/>
          <draw:glue-point draw:id="7" svg:x="-2.5cm" svg:y="5cm"/>
          <text:p text:style-name="P2"><text:span text:style-name="T1">INTEG</text:span></text:p>
          <text:p text:style-name="P2"><text:span text:style-name="T1">(per table)</text:span></text:p>
          <draw:enhanced-geometry svg:viewBox="0 0 21600 21600" draw:mirror-horizontal="false" draw:mirror-vertical="false" draw:type="rectangle" draw:enhanced-path="M 0 0 L 21600 0 21600 21600 0 21600 0 0 Z N"/>
        </draw:custom-shape>
        <draw:custom-shape draw:style-name="gr10" draw:text-style-name="P3" xml:id="id12" draw:id="id12" draw:layer="layout" svg:width="7.62cm" svg:height="4.445cm" svg:x="2.27cm" svg:y="11.16cm">
          <draw:glue-point draw:id="4" svg:x="2.5cm" svg:y="-5cm"/>
          <draw:glue-point draw:id="5" svg:x="-2.5cm" svg:y="-5cm"/>
          <draw:glue-point draw:id="6" svg:x="-2.5cm" svg:y="5cm"/>
          <draw:glue-point draw:id="7" svg:x="2.5cm" svg:y="5cm"/>
          <text:p text:style-name="P2"><text:span text:style-name="T1">OLTP</text:span></text:p>
          <text:p text:style-name="P2"><text:span text:style-name="T1">(per table)</text:span></text:p>
          <draw:enhanced-geometry svg:viewBox="0 0 21600 21600" draw:type="rectangle" draw:enhanced-path="M 0 0 L 21600 0 21600 21600 0 21600 0 0 Z N"/>
        </draw:custom-shape>
        <draw:custom-shape draw:style-name="gr10" draw:text-style-name="P3" xml:id="id10" draw:id="id10" draw:layer="layout" svg:width="7.62cm" svg:height="3.81cm" svg:x="2.27cm" svg:y="18.78cm">
          <draw:glue-point draw:id="4" svg:x="-2.5cm" svg:y="-5cm"/>
          <draw:glue-point draw:id="5" svg:x="2.5cm" svg:y="-5cm"/>
          <draw:glue-point draw:id="6" svg:x="2.5cm" svg:y="5cm"/>
          <draw:glue-point draw:id="7" svg:x="-2.5cm" svg:y="5cm"/>
          <text:p text:style-name="P2"><text:span text:style-name="T1">ODS</text:span></text:p>
          <text:p text:style-name="P2"><text:span text:style-name="T1">(per table)</text:span></text:p>
          <draw:enhanced-geometry svg:viewBox="0 0 21600 21600" draw:type="rectangle" draw:enhanced-path="M 0 0 L 21600 0 21600 21600 0 21600 0 0 Z N"/>
        </draw:custom-shape>
        <draw:custom-shape draw:style-name="gr3" draw:text-style-name="P3" draw:layer="layout" svg:width="3.81cm" svg:height="0.635cm" svg:x="4.81cm" svg:y="13.7cm">
          <draw:glue-point draw:id="4" svg:x="-2.5cm" svg:y="-5cm"/>
          <draw:glue-point draw:id="5" svg:x="2.5cm" svg:y="-5cm"/>
          <draw:glue-point draw:id="6" svg:x="2.5cm" svg:y="5cm"/>
          <draw:glue-point draw:id="7" svg:x="-2.5cm" svg:y="5cm"/>
          <text:p text:style-name="P2"><text:span text:style-name="T1">View Packages</text:span></text:p>
          <draw:enhanced-geometry svg:viewBox="0 0 21600 21600" draw:type="rectangle" draw:enhanced-path="M 0 0 L 21600 0 21600 21600 0 21600 0 0 Z N"/>
        </draw:custom-shape>
        <draw:custom-shape draw:style-name="gr4" draw:text-style-name="P3" draw:layer="layout" svg:width="3.81cm" svg:height="0.635cm" svg:x="3.54cm" svg:y="20.05cm">
          <text:p text:style-name="P2"><text:span text:style-name="T1">History/Audit Tabl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3.54cm" svg:y="12.43cm">
          <draw:glue-point draw:id="4" svg:x="2.5cm" svg:y="-5cm"/>
          <draw:glue-point draw:id="5" svg:x="-2.5cm" svg:y="-5cm"/>
          <draw:glue-point draw:id="6" svg:x="-2.5cm" svg:y="5cm"/>
          <draw:glue-point draw:id="7" svg:x="2.5cm" svg:y="5cm"/>
          <text:p text:style-name="P2"><text:span text:style-name="T1">ACT Views</text:span></text:p>
          <draw:enhanced-geometry svg:viewBox="0 0 21600 21600" draw:type="rectangle" draw:enhanced-path="M 0 0 L 21600 0 21600 21600 0 21600 0 0 Z N"/>
        </draw:custom-shape>
        <draw:custom-shape draw:style-name="gr10" draw:text-style-name="P3" draw:layer="layout" svg:width="7.62cm" svg:height="1.905cm" svg:x="2.27cm" svg:y="8.62cm">
          <draw:glue-point draw:id="4" svg:x="-2.5cm" svg:y="-5cm"/>
          <draw:glue-point draw:id="5" svg:x="2.5cm" svg:y="-5cm"/>
          <draw:glue-point draw:id="6" svg:x="2.5cm" svg:y="5cm"/>
          <draw:glue-point draw:id="7" svg:x="-2.5cm" svg:y="5cm"/>
          <text:p text:style-name="P2"><text:span text:style-name="T1">MOD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4.191cm" svg:height="0.635cm" svg:x="3.54cm" svg:y="9.255cm">
          <draw:glue-point draw:id="4" svg:x="2.5cm" svg:y="-5cm"/>
          <draw:glue-point draw:id="5" svg:x="-2.5cm" svg:y="-5cm"/>
          <draw:glue-point draw:id="6" svg:x="-2.5cm" svg:y="5cm"/>
          <draw:glue-point draw:id="7" svg:x="2.5cm" svg:y="5cm"/>
          <text:p text:style-name="P2"><text:span text:style-name="T1">Module Packages</text:span></text:p>
          <draw:enhanced-geometry svg:viewBox="0 0 21600 21600" draw:type="rectangle" draw:enhanced-path="M 0 0 L 21600 0 21600 21600 0 21600 0 0 Z N"/>
        </draw:custom-shape>
        <draw:custom-shape draw:style-name="gr3" draw:text-style-name="P3" draw:layer="layout" svg:width="3.81cm" svg:height="0.635cm" svg:x="2.905cm" svg:y="11.795cm">
          <draw:glue-point draw:id="4" svg:x="-2.5cm" svg:y="-5cm"/>
          <draw:glue-point draw:id="5" svg:x="2.5cm" svg:y="-5cm"/>
          <draw:glue-point draw:id="6" svg:x="2.5cm" svg:y="5cm"/>
          <draw:glue-point draw:id="7" svg:x="-2.5cm" svg:y="5cm"/>
          <text:p text:style-name="P2"><text:span text:style-name="T1">DML Packages</text:span></text:p>
          <draw:enhanced-geometry svg:viewBox="0 0 21600 21600" draw:mirror-vertical="false" draw:mirror-horizontal="false" draw:type="rectangle" draw:enhanced-path="M 0 0 L 21600 0 21600 21600 0 21600 0 0 Z N"/>
        </draw:custom-shape>
        <draw:custom-shape draw:style-name="gr3" draw:text-style-name="P3" draw:layer="layout" svg:width="3.81cm" svg:height="0.635cm" svg:x="13.7cm" svg:y="20.685cm">
          <draw:glue-point draw:id="4" svg:x="-2.5cm" svg:y="-5cm"/>
          <draw:glue-point draw:id="5" svg:x="2.5cm" svg:y="-5cm"/>
          <draw:glue-point draw:id="6" svg:x="2.5cm" svg:y="5cm"/>
          <draw:glue-point draw:id="7" svg:x="-2.5cm" svg:y="5cm"/>
          <text:p text:style-name="P2"><text:span text:style-name="T1">TAB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4.175cm" svg:y="21.955cm">
          <draw:glue-point draw:id="4" svg:x="-2.5cm" svg:y="-5cm"/>
          <draw:glue-point draw:id="5" svg:x="2.5cm" svg:y="-5cm"/>
          <draw:glue-point draw:id="6" svg:x="2.5cm" svg:y="5cm"/>
          <draw:glue-point draw:id="7" svg:x="-2.5cm" svg:y="5cm"/>
          <text:p text:style-name="P2"><text:span text:style-name="T1">POP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3.065cm" svg:y="20.05cm">
          <draw:glue-point draw:id="4" svg:x="-2.5cm" svg:y="-5cm"/>
          <draw:glue-point draw:id="5" svg:x="2.5cm" svg:y="-5cm"/>
          <draw:glue-point draw:id="6" svg:x="2.5cm" svg:y="5cm"/>
          <draw:glue-point draw:id="7" svg:x="-2.5cm" svg:y="5cm"/>
          <text:p text:style-name="P2"><text:span text:style-name="T1">Table Trigger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4.175cm" svg:y="13.065cm">
          <draw:glue-point draw:id="4" svg:x="2.5cm" svg:y="-5cm"/>
          <draw:glue-point draw:id="5" svg:x="-2.5cm" svg:y="-5cm"/>
          <draw:glue-point draw:id="6" svg:x="-2.5cm" svg:y="5cm"/>
          <draw:glue-point draw:id="7" svg:x="2.5cm" svg:y="5cm"/>
          <text:p text:style-name="P2"><text:span text:style-name="T1">View Triggers</text:span></text:p>
          <draw:enhanced-geometry svg:viewBox="0 0 21600 21600" draw:type="rectangle" draw:enhanced-path="M 0 0 L 21600 0 21600 21600 0 21600 0 0 Z N"/>
        </draw:custom-shape>
        <draw:custom-shape draw:style-name="gr10" draw:text-style-name="P3" xml:id="id11" draw:id="id11" draw:layer="layout" svg:width="6.985cm" svg:height="3.175cm" svg:x="12.43cm" svg:y="9.255cm">
          <draw:glue-point draw:id="4" svg:x="-2.5cm" svg:y="-5cm"/>
          <draw:glue-point draw:id="5" svg:x="2.5cm" svg:y="-5cm"/>
          <draw:glue-point draw:id="6" svg:x="2.5cm" svg:y="5cm"/>
          <draw:glue-point draw:id="7" svg:x="-2.5cm" svg:y="5cm"/>
          <text:p text:style-name="P2"><text:span text:style-name="T1">DIST</text:span></text:p>
          <text:p text:style-name="P2"><text:span text:style-name="T1">(per table)</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3.065cm" svg:y="9.89cm">
          <draw:glue-point draw:id="4" svg:x="-2.5cm" svg:y="-5cm"/>
          <draw:glue-point draw:id="5" svg:x="2.5cm" svg:y="-5cm"/>
          <draw:glue-point draw:id="6" svg:x="2.5cm" svg:y="5cm"/>
          <draw:glue-point draw:id="7" svg:x="-2.5cm" svg:y="5cm"/>
          <text:p text:style-name="P2"><text:span text:style-name="T1">TAB Packag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4.445cm" svg:height="0.635cm" svg:x="4.175cm" svg:y="7.35cm">
          <draw:glue-point draw:id="4" svg:x="-2.5cm" svg:y="-5cm"/>
          <draw:glue-point draw:id="5" svg:x="2.5cm" svg:y="-5cm"/>
          <draw:glue-point draw:id="6" svg:x="2.5cm" svg:y="5cm"/>
          <draw:glue-point draw:id="7" svg:x="-2.5cm" svg:y="5cm"/>
          <text:p text:style-name="P2"><text:span text:style-name="T1">Per Table Synonym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335cm" svg:y="11.16cm">
          <draw:glue-point draw:id="4" svg:x="-2.5cm" svg:y="-5cm"/>
          <draw:glue-point draw:id="5" svg:x="2.5cm" svg:y="-5cm"/>
          <draw:glue-point draw:id="6" svg:x="2.5cm" svg:y="5cm"/>
          <draw:glue-point draw:id="7" svg:x="-2.5cm" svg:y="5cm"/>
          <text:p text:style-name="P2"><text:span text:style-name="T1">POP Synonym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335cm" svg:y="21.32cm">
          <draw:glue-point draw:id="4" svg:x="-2.5cm" svg:y="-5cm"/>
          <draw:glue-point draw:id="5" svg:x="2.5cm" svg:y="-5cm"/>
          <draw:glue-point draw:id="6" svg:x="2.5cm" svg:y="5cm"/>
          <draw:glue-point draw:id="7" svg:x="-2.5cm" svg:y="5cm"/>
          <text:p text:style-name="P2"><text:span text:style-name="T1">Table Constraints</text:span></text:p>
          <draw:enhanced-geometry svg:viewBox="0 0 21600 21600" draw:mirror-horizontal="false" draw:mirror-vertical="false" draw:type="rectangle" draw:enhanced-path="M 0 0 L 21600 0 21600 21600 0 21600 0 0 Z N"/>
        </draw:custom-shape>
        <draw:connector draw:style-name="gr11" draw:text-style-name="P2" draw:layer="layout" draw:type="line" svg:x1="12.43cm" svg:y1="20.685cm" svg:x2="9.89cm" svg:y2="20.685cm" draw:start-shape="id9" draw:start-glue-point="3" draw:end-shape="id10" draw:end-glue-point="1" svg:d="m12430 20685h-2540">
          <text:p/>
        </draw:connector>
        <draw:connector draw:style-name="gr11" draw:text-style-name="P2" draw:layer="layout" draw:type="line" svg:x1="12.43cm" svg:y1="10.842cm" svg:x2="9.89cm" svg:y2="13.382cm" draw:start-shape="id11" draw:start-glue-point="3" draw:end-shape="id12" draw:end-glue-point="1" svg:d="m12430 10842-2540 2540">
          <text:p/>
        </draw:connector>
        <draw:frame draw:style-name="gr12" draw:text-style-name="P1" draw:layer="layout" svg:width="10.16cm" svg:height="0.725cm" svg:x="1cm" svg:y="1.93cm">
          <draw:text-box>
            <text:p><text:span text:style-name="T1">Deployment Groups</text:span></text:p>
          </draw:text-box>
        </draw:frame>
        <draw:custom-shape draw:style-name="gr4" draw:text-style-name="P3" draw:layer="layout" svg:width="3.81cm" svg:height="0.635cm" svg:x="2.905cm" svg:y="19.415cm">
          <text:p text:style-name="P2"><text:span text:style-name="T1">Active/Pop Tables</text:span></text:p>
          <draw:enhanced-geometry svg:viewBox="0 0 21600 21600" draw:mirror-horizontal="false" draw:mirror-vertical="false" draw:type="rectangle" draw:enhanced-path="M 0 0 L 21600 0 21600 21600 0 21600 0 0 Z N"/>
        </draw:custom-shape>
        <draw:line draw:style-name="gr7" draw:text-style-name="P2" draw:layer="layout" svg:x1="20.05cm" svg:y1="16.24cm" svg:x2="1.635cm" svg:y2="16.24cm">
          <text:p/>
        </draw:line>
        <draw:custom-shape draw:style-name="gr10" draw:text-style-name="P3" draw:layer="layout" svg:width="6.985cm" svg:height="2.54cm" svg:x="12.43cm" svg:y="13.065cm">
          <draw:glue-point draw:id="4" svg:x="-2.5cm" svg:y="-5cm"/>
          <draw:glue-point draw:id="5" svg:x="2.5cm" svg:y="-5cm"/>
          <draw:glue-point draw:id="6" svg:x="2.5cm" svg:y="5cm"/>
          <draw:glue-point draw:id="7" svg:x="-2.5cm" svg:y="5cm"/>
          <text:p text:style-name="P2"><text:span text:style-name="T1">GDIST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335cm" svg:y="14.97cm">
          <draw:glue-point draw:id="4" svg:x="-2.5cm" svg:y="-5cm"/>
          <draw:glue-point draw:id="5" svg:x="2.5cm" svg:y="-5cm"/>
          <draw:glue-point draw:id="6" svg:x="2.5cm" svg:y="5cm"/>
          <draw:glue-point draw:id="7" svg:x="-2.5cm" svg:y="5cm"/>
          <text:p text:style-name="P2"><text:span text:style-name="T1">DB Link</text:span></text:p>
          <draw:enhanced-geometry svg:viewBox="0 0 21600 21600" draw:mirror-horizontal="false" draw:mirror-vertical="false" draw:type="rectangle" draw:enhanced-path="M 0 0 L 21600 0 21600 21600 0 21600 0 0 Z N"/>
        </draw:custom-shape>
        <draw:custom-shape draw:style-name="gr10" draw:text-style-name="P3" draw:layer="layout" svg:width="7.62cm" svg:height="2.54cm" svg:x="2.27cm" svg:y="23.225cm">
          <draw:glue-point draw:id="4" svg:x="-2.5cm" svg:y="-5cm"/>
          <draw:glue-point draw:id="5" svg:x="2.5cm" svg:y="-5cm"/>
          <draw:glue-point draw:id="6" svg:x="2.5cm" svg:y="5cm"/>
          <draw:glue-point draw:id="7" svg:x="-2.5cm" svg:y="5cm"/>
          <text:p text:style-name="P2"><text:span text:style-name="T1">GLOB</text:span></text:p>
          <draw:enhanced-geometry svg:viewBox="0 0 21600 21600" draw:type="rectangle" draw:enhanced-path="M 0 0 L 21600 0 21600 21600 0 21600 0 0 Z N"/>
        </draw:custom-shape>
        <draw:custom-shape draw:style-name="gr3" draw:text-style-name="P3" draw:layer="layout" svg:width="3.81cm" svg:height="0.635cm" svg:x="3.54cm" svg:y="23.86cm">
          <draw:glue-point draw:id="4" svg:x="-2.5cm" svg:y="-5cm"/>
          <draw:glue-point draw:id="5" svg:x="2.5cm" svg:y="-5cm"/>
          <draw:glue-point draw:id="6" svg:x="2.5cm" svg:y="5cm"/>
          <draw:glue-point draw:id="7" svg:x="-2.5cm" svg:y="5cm"/>
          <text:p text:style-name="P2"><text:span text:style-name="T1">GLOB Package</text:span></text:p>
          <draw:enhanced-geometry svg:viewBox="0 0 21600 21600" draw:type="rectangle" draw:enhanced-path="M 0 0 L 21600 0 21600 21600 0 21600 0 0 Z N"/>
        </draw:custom-shape>
        <draw:custom-shape draw:style-name="gr3" draw:text-style-name="P3" draw:layer="layout" svg:width="3.81cm" svg:height="0.635cm" svg:x="13.065cm" svg:y="13.7cm">
          <draw:glue-point draw:id="4" svg:x="-2.5cm" svg:y="-5cm"/>
          <draw:glue-point draw:id="5" svg:x="2.5cm" svg:y="-5cm"/>
          <draw:glue-point draw:id="6" svg:x="2.5cm" svg:y="5cm"/>
          <draw:glue-point draw:id="7" svg:x="-2.5cm" svg:y="5cm"/>
          <text:p text:style-name="P2"><text:span text:style-name="T1">UTIL Package</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4.175cm" svg:y="24.495cm">
          <draw:glue-point draw:id="4" svg:x="-2.5cm" svg:y="-5cm"/>
          <draw:glue-point draw:id="5" svg:x="2.5cm" svg:y="-5cm"/>
          <draw:glue-point draw:id="6" svg:x="2.5cm" svg:y="5cm"/>
          <draw:glue-point draw:id="7" svg:x="-2.5cm" svg:y="5cm"/>
          <text:p text:style-name="P2"><text:span text:style-name="T1">UTIL Package</text:span></text:p>
          <draw:enhanced-geometry svg:viewBox="0 0 21600 21600" draw:mirror-horizontal="false" draw:mirror-vertical="false" draw:type="rectangle" draw:enhanced-path="M 0 0 L 21600 0 21600 21600 0 21600 0 0 Z N"/>
        </draw:custom-shape>
        <draw:custom-shape draw:style-name="gr13" draw:text-style-name="P3" draw:layer="layout" svg:width="4.445cm" svg:height="1.27cm" draw:transform="rotate (1.5707963267946) translate (1cm 15.605cm)">
          <draw:glue-point draw:id="4" svg:x="-4.994cm" svg:y="-2.48cm"/>
          <draw:glue-point draw:id="5" svg:x="-4.994cm" svg:y="2.48cm"/>
          <draw:glue-point draw:id="6" svg:x="4.994cm" svg:y="2.48cm"/>
          <draw:glue-point draw:id="7" svg:x="4.994cm" svg:y="-2.48cm"/>
          <text:p text:style-name="P2"><text:span text:style-name="T1">Security</text:span></text:p>
          <draw:enhanced-geometry svg:viewBox="0 0 21600 21600" draw:type="rectangle" draw:enhanced-path="M 0 0 L 21600 0 21600 21600 0 21600 0 0 Z N"/>
        </draw:custom-shape>
        <draw:custom-shape draw:style-name="gr13" draw:text-style-name="P3" draw:layer="layout" svg:width="2.54cm" svg:height="1.27cm" draw:transform="rotate (1.5707963267946) translate (1cm 25.765cm)">
          <draw:glue-point draw:id="4" svg:x="-4.994cm" svg:y="-2.48cm"/>
          <draw:glue-point draw:id="5" svg:x="-4.994cm" svg:y="2.48cm"/>
          <draw:glue-point draw:id="6" svg:x="4.994cm" svg:y="2.48cm"/>
          <draw:glue-point draw:id="7" svg:x="4.994cm" svg:y="-2.48cm"/>
          <text:p text:style-name="P2"><text:span text:style-name="T1">Security</text:span></text:p>
          <draw:enhanced-geometry svg:viewBox="0 0 21600 21600" draw:type="rectangle" draw:enhanced-path="M 0 0 L 21600 0 21600 21600 0 21600 0 0 Z N"/>
        </draw:custom-shape>
        <draw:custom-shape draw:style-name="gr13" draw:text-style-name="P3" draw:layer="layout" svg:width="3.81cm" svg:height="1.27cm" draw:transform="rotate (1.5707963267946) translate (1cm 22.59cm)">
          <draw:glue-point draw:id="4" svg:x="-4.994cm" svg:y="-2.48cm"/>
          <draw:glue-point draw:id="5" svg:x="-4.994cm" svg:y="2.48cm"/>
          <draw:glue-point draw:id="6" svg:x="4.994cm" svg:y="2.48cm"/>
          <draw:glue-point draw:id="7" svg:x="4.994cm" svg:y="-2.48cm"/>
          <text:p text:style-name="P2"><text:span text:style-name="T1">Security</text:span></text:p>
          <draw:enhanced-geometry svg:viewBox="0 0 21600 21600" draw:type="rectangle" draw:enhanced-path="M 0 0 L 21600 0 21600 21600 0 21600 0 0 Z N"/>
        </draw:custom-shape>
        <draw:custom-shape draw:style-name="gr13" draw:text-style-name="P3" draw:layer="layout" svg:width="1.905cm" svg:height="1.27cm" draw:transform="rotate (1.5707963267946) translate (1cm 10.525cm)">
          <draw:glue-point draw:id="4" svg:x="-4.994cm" svg:y="-2.48cm"/>
          <draw:glue-point draw:id="5" svg:x="-4.994cm" svg:y="2.48cm"/>
          <draw:glue-point draw:id="6" svg:x="4.994cm" svg:y="2.48cm"/>
          <draw:glue-point draw:id="7" svg:x="4.994cm" svg:y="-2.48cm"/>
          <text:p text:style-name="P2"><text:span text:style-name="T1">Security</text:span></text:p>
          <draw:enhanced-geometry svg:viewBox="0 0 21600 21600" draw:mirror-horizontal="false" draw:mirror-vertical="false" draw:type="rectangle" draw:enhanced-path="M 0 0 L 21600 0 21600 21600 0 21600 0 0 Z N"/>
        </draw:custom-shape>
        <draw:custom-shape draw:style-name="gr13" draw:text-style-name="P3" draw:layer="layout" svg:width="3.175cm" svg:height="1.27cm" draw:transform="rotate (-1.57079632679579) translate (20.685cm 9.255cm)">
          <draw:glue-point draw:id="4" svg:x="4.976cm" svg:y="2.476cm"/>
          <draw:glue-point draw:id="5" svg:x="4.976cm" svg:y="-2.472cm"/>
          <draw:glue-point draw:id="6" svg:x="-4.976cm" svg:y="-2.472cm"/>
          <draw:glue-point draw:id="7" svg:x="-4.976cm" svg:y="2.476cm"/>
          <text:p text:style-name="P2"><text:span text:style-name="T1">Security</text:span></text:p>
          <draw:enhanced-geometry svg:viewBox="0 0 21600 21600" draw:type="rectangle" draw:enhanced-path="M 0 0 L 21600 0 21600 21600 0 21600 0 0 Z N"/>
        </draw:custom-shape>
        <draw:custom-shape draw:style-name="gr13" draw:text-style-name="P3" draw:layer="layout" svg:width="2.54cm" svg:height="1.27cm" draw:transform="rotate (-1.57079632679579) translate (20.685cm 13.065cm)">
          <draw:glue-point draw:id="4" svg:x="4.976cm" svg:y="2.476cm"/>
          <draw:glue-point draw:id="5" svg:x="4.976cm" svg:y="-2.472cm"/>
          <draw:glue-point draw:id="6" svg:x="-4.976cm" svg:y="-2.472cm"/>
          <draw:glue-point draw:id="7" svg:x="-4.976cm" svg:y="2.476cm"/>
          <text:p text:style-name="P2"><text:span text:style-name="T1">Security</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4.445cm" svg:height="0.635cm" svg:x="3.54cm" svg:y="6.715cm">
          <draw:glue-point draw:id="4" svg:x="-2.5cm" svg:y="-5cm"/>
          <draw:glue-point draw:id="5" svg:x="2.5cm" svg:y="-5cm"/>
          <draw:glue-point draw:id="6" svg:x="2.5cm" svg:y="5cm"/>
          <draw:glue-point draw:id="7" svg:x="-2.5cm" svg:y="5cm"/>
          <text:p text:style-name="P2"><text:span text:style-name="T1">Global Synonym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4.175cm" svg:y="14.335cm">
          <draw:glue-point draw:id="4" svg:x="2.5cm" svg:y="-5cm"/>
          <draw:glue-point draw:id="5" svg:x="-2.5cm" svg:y="-5cm"/>
          <draw:glue-point draw:id="6" svg:x="-2.5cm" svg:y="5cm"/>
          <draw:glue-point draw:id="7" svg:x="2.5cm" svg:y="5cm"/>
          <text:p text:style-name="P2"><text:span text:style-name="T1">ALL Views</text:span></text:p>
          <draw:enhanced-geometry svg:viewBox="0 0 21600 21600" draw:type="rectangle" draw:enhanced-path="M 0 0 L 21600 0 21600 21600 0 21600 0 0 Z N"/>
        </draw:custom-shape>
        <draw:custom-shape draw:style-name="gr3" draw:text-style-name="P3" draw:layer="layout" svg:width="3.81cm" svg:height="0.635cm" svg:x="3.54cm" svg:y="14.97cm">
          <draw:glue-point draw:id="4" svg:x="2.5cm" svg:y="-5cm"/>
          <draw:glue-point draw:id="5" svg:x="-2.5cm" svg:y="-5cm"/>
          <draw:glue-point draw:id="6" svg:x="-2.5cm" svg:y="5cm"/>
          <draw:glue-point draw:id="7" svg:x="2.5cm" svg:y="5cm"/>
          <text:p text:style-name="P2"><text:span text:style-name="T1">ASOF Views</text:span></text:p>
          <draw:enhanced-geometry svg:viewBox="0 0 21600 21600" draw:type="rectangle" draw:enhanced-path="M 0 0 L 21600 0 21600 21600 0 21600 0 0 Z N"/>
        </draw:custom-shape>
        <draw:custom-shape draw:style-name="gr3" draw:text-style-name="P3" draw:layer="layout" svg:width="3.81cm" svg:height="0.635cm" svg:x="4.81cm" svg:y="25.13cm">
          <draw:glue-point draw:id="4" svg:x="-2.5cm" svg:y="-5cm"/>
          <draw:glue-point draw:id="5" svg:x="2.5cm" svg:y="-5cm"/>
          <draw:glue-point draw:id="6" svg:x="2.5cm" svg:y="5cm"/>
          <draw:glue-point draw:id="7" svg:x="-2.5cm" svg:y="5cm"/>
          <text:p text:style-name="P2"><text:span text:style-name="T1">UTIL_LOG Log</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3.7cm" svg:y="10.525cm">
          <draw:glue-point draw:id="4" svg:x="-2.5cm" svg:y="-5cm"/>
          <draw:glue-point draw:id="5" svg:x="2.5cm" svg:y="-5cm"/>
          <draw:glue-point draw:id="6" svg:x="2.5cm" svg:y="5cm"/>
          <draw:glue-point draw:id="7" svg:x="-2.5cm" svg:y="5cm"/>
          <text:p text:style-name="P2"><text:span text:style-name="T1">MViews/TabSyn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4.175cm" svg:y="20.685cm">
          <draw:glue-point draw:id="4" svg:x="-2.5cm" svg:y="-5cm"/>
          <draw:glue-point draw:id="5" svg:x="2.5cm" svg:y="-5cm"/>
          <draw:glue-point draw:id="6" svg:x="2.5cm" svg:y="5cm"/>
          <draw:glue-point draw:id="7" svg:x="-2.5cm" svg:y="5cm"/>
          <text:p text:style-name="P2"><text:span text:style-name="T1">Index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4.81cm" svg:y="21.32cm">
          <draw:glue-point draw:id="4" svg:x="-2.5cm" svg:y="-5cm"/>
          <draw:glue-point draw:id="5" svg:x="2.5cm" svg:y="-5cm"/>
          <draw:glue-point draw:id="6" svg:x="2.5cm" svg:y="5cm"/>
          <draw:glue-point draw:id="7" svg:x="-2.5cm" svg:y="5cm"/>
          <text:p text:style-name="P2"><text:span text:style-name="T1">Foreign Key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4.97cm" svg:y="11.795cm">
          <draw:glue-point draw:id="4" svg:x="-2.5cm" svg:y="-5cm"/>
          <draw:glue-point draw:id="5" svg:x="2.5cm" svg:y="-5cm"/>
          <draw:glue-point draw:id="6" svg:x="2.5cm" svg:y="5cm"/>
          <draw:glue-point draw:id="7" svg:x="-2.5cm" svg:y="5cm"/>
          <text:p text:style-name="P2"><text:span text:style-name="T1">SEQ Synonym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81cm" svg:height="0.635cm" svg:x="13.7cm" svg:y="14.335cm">
          <draw:glue-point draw:id="4" svg:x="-2.5cm" svg:y="-5cm"/>
          <draw:glue-point draw:id="5" svg:x="2.5cm" svg:y="-5cm"/>
          <draw:glue-point draw:id="6" svg:x="2.5cm" svg:y="5cm"/>
          <draw:glue-point draw:id="7" svg:x="-2.5cm" svg:y="5cm"/>
          <text:p text:style-name="P2"><text:span text:style-name="T1">UTIL_LOG Log</text:span></text:p>
          <draw:enhanced-geometry svg:viewBox="0 0 21600 21600" draw:mirror-horizontal="false" draw:mirror-vertical="false" draw:type="rectangle" draw:enhanced-path="M 0 0 L 21600 0 21600 21600 0 21600 0 0 Z N"/>
        </draw:custom-shape>
        <draw:line draw:style-name="gr7" draw:text-style-name="P2" draw:layer="layout" svg:x1="11.16cm" svg:y1="4.81cm" svg:x2="11.16cm" svg:y2="25.765cm">
          <text:p/>
        </draw:line>
        <draw:frame draw:style-name="gr14" draw:text-style-name="P1" draw:layer="layout" svg:width="5.715cm" svg:height="0.725cm" svg:x="13.065cm" svg:y="16.785cm">
          <draw:text-box>
            <text:p><text:span text:style-name="T1">Optional Data Tier Group</text:span></text:p>
          </draw:text-box>
        </draw:frame>
        <draw:frame draw:style-name="gr14" draw:text-style-name="P1" draw:layer="layout" svg:width="5.715cm" svg:height="0.725cm" svg:x="2.905cm" svg:y="16.875cm">
          <draw:text-box>
            <text:p><text:span text:style-name="T1">Required Data Tier Groups</text:span></text:p>
          </draw:text-box>
        </draw:frame>
        <draw:frame draw:style-name="gr14" draw:text-style-name="P1" draw:layer="layout" svg:width="7.89cm" svg:height="0.725cm" svg:x="2cm" svg:y="4.175cm">
          <draw:text-box>
            <text:p><text:span text:style-name="T1">Required Groups (Data and Mid Tier)</text:span></text:p>
          </draw:text-box>
        </draw:frame>
        <draw:frame draw:style-name="gr14" draw:text-style-name="P1" draw:layer="layout" svg:width="5.445cm" svg:height="0.725cm" svg:x="13.065cm" svg:y="4.175cm">
          <draw:text-box>
            <text:p><text:span text:style-name="T1">Required Mid Tier Groups</text:span></text:p>
          </draw:text-box>
        </draw:frame>
      </draw:page>
      <draw:page draw:name="page3" draw:style-name="dp1" draw:master-page-name="Default">
        <office:forms form:automatic-focus="false" form:apply-design-mode="false"/>
        <draw:frame draw:style-name="gr12" draw:text-style-name="P1" draw:layer="layout" svg:width="10.16cm" svg:height="0.725cm" svg:x="1cm" svg:y="1.952cm">
          <draw:text-box>
            <text:p><text:span text:style-name="T1">DML &amp; API Calls</text:span></text:p>
          </draw:text-box>
        </draw:frame>
        <draw:custom-shape draw:style-name="gr3" draw:text-style-name="P3" xml:id="id14" draw:id="id14" draw:layer="layout" svg:width="3.175cm" svg:height="0.635cm" svg:x="7.984cm" svg:y="17.192cm">
          <draw:glue-point draw:id="4" svg:x="-2.5cm" svg:y="-5cm"/>
          <draw:glue-point draw:id="5" svg:x="2.5cm" svg:y="-5cm"/>
          <draw:glue-point draw:id="6" svg:x="2.5cm" svg:y="5cm"/>
          <draw:glue-point draw:id="7" svg:x="-2.5cm" svg:y="5cm"/>
          <text:p text:style-name="P2"><text:span text:style-name="T1">View Package</text:span></text:p>
          <draw:enhanced-geometry svg:viewBox="0 0 21600 21600" draw:type="rectangle" draw:enhanced-path="M 0 0 L 21600 0 21600 21600 0 21600 0 0 Z N"/>
        </draw:custom-shape>
        <draw:custom-shape draw:style-name="gr3" draw:text-style-name="P3" draw:layer="layout" svg:width="3.175cm" svg:height="0.635cm" svg:x="7.984cm" svg:y="15.922cm">
          <draw:glue-point draw:id="4" svg:x="2.5cm" svg:y="-5cm"/>
          <draw:glue-point draw:id="5" svg:x="-2.5cm" svg:y="-5cm"/>
          <draw:glue-point draw:id="6" svg:x="-2.5cm" svg:y="5cm"/>
          <draw:glue-point draw:id="7" svg:x="2.5cm" svg:y="5cm"/>
          <text:p text:style-name="P2"><text:span text:style-name="T1">ACT View</text:span></text:p>
          <draw:enhanced-geometry svg:viewBox="0 0 21600 21600" draw:type="rectangle" draw:enhanced-path="M 0 0 L 21600 0 21600 21600 0 21600 0 0 Z N"/>
        </draw:custom-shape>
        <draw:custom-shape draw:style-name="gr3" draw:text-style-name="P3" xml:id="id13" draw:id="id13" draw:layer="layout" svg:width="3.175cm" svg:height="0.635cm" svg:x="12.112cm" svg:y="15.922cm">
          <draw:glue-point draw:id="4" svg:x="-2.5cm" svg:y="-5cm"/>
          <draw:glue-point draw:id="5" svg:x="2.5cm" svg:y="-5cm"/>
          <draw:glue-point draw:id="6" svg:x="2.5cm" svg:y="5cm"/>
          <draw:glue-point draw:id="7" svg:x="-2.5cm" svg:y="5cm"/>
          <text:p text:style-name="P2"><text:span text:style-name="T1">DML Package</text:span></text:p>
          <draw:enhanced-geometry svg:viewBox="0 0 21600 21600" draw:mirror-vertical="false" draw:mirror-horizontal="false" draw:type="rectangle" draw:enhanced-path="M 0 0 L 21600 0 21600 21600 0 21600 0 0 Z N"/>
        </draw:custom-shape>
        <draw:custom-shape draw:style-name="gr3" draw:text-style-name="P3" draw:layer="layout" svg:width="3.175cm" svg:height="0.635cm" svg:x="5.762cm" svg:y="20.05cm">
          <draw:glue-point draw:id="4" svg:x="-2.5cm" svg:y="-5cm"/>
          <draw:glue-point draw:id="5" svg:x="2.5cm" svg:y="-5cm"/>
          <draw:glue-point draw:id="6" svg:x="2.5cm" svg:y="5cm"/>
          <draw:glue-point draw:id="7" svg:x="-2.5cm" svg:y="5cm"/>
          <text:p text:style-name="P2"><text:span text:style-name="T1">Table Trigger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175cm" svg:height="0.635cm" svg:x="7.984cm" svg:y="16.557cm">
          <draw:glue-point draw:id="4" svg:x="2.5cm" svg:y="-5cm"/>
          <draw:glue-point draw:id="5" svg:x="-2.5cm" svg:y="-5cm"/>
          <draw:glue-point draw:id="6" svg:x="-2.5cm" svg:y="5cm"/>
          <draw:glue-point draw:id="7" svg:x="2.5cm" svg:y="5cm"/>
          <text:p text:style-name="P2"><text:span text:style-name="T1">View Triggers</text:span></text:p>
          <draw:enhanced-geometry svg:viewBox="0 0 21600 21600" draw:type="rectangle" draw:enhanced-path="M 0 0 L 21600 0 21600 21600 0 21600 0 0 Z N"/>
        </draw:custom-shape>
        <draw:custom-shape draw:style-name="gr3" draw:text-style-name="P3" xml:id="id18" draw:id="id18" draw:layer="layout" svg:width="3.175cm" svg:height="0.635cm" svg:x="10.842cm" svg:y="20.684cm">
          <draw:glue-point draw:id="4" svg:x="-2.5cm" svg:y="-5cm"/>
          <draw:glue-point draw:id="5" svg:x="2.5cm" svg:y="-5cm"/>
          <draw:glue-point draw:id="6" svg:x="2.5cm" svg:y="5cm"/>
          <draw:glue-point draw:id="7" svg:x="-2.5cm" svg:y="5cm"/>
          <text:p text:style-name="P2"><text:span text:style-name="T1">TAB Package</text:span></text:p>
          <draw:enhanced-geometry svg:viewBox="0 0 21600 21600" draw:mirror-horizontal="false" draw:mirror-vertical="false" draw:type="rectangle" draw:enhanced-path="M 0 0 L 21600 0 21600 21600 0 21600 0 0 Z N"/>
        </draw:custom-shape>
        <draw:custom-shape draw:style-name="gr3" draw:text-style-name="P3" xml:id="id19" draw:id="id19" draw:layer="layout" svg:width="3.81cm" svg:height="0.635cm" svg:x="5.444cm" svg:y="21.32cm">
          <draw:glue-point draw:id="4" svg:x="-2.5cm" svg:y="-5cm"/>
          <draw:glue-point draw:id="5" svg:x="2.5cm" svg:y="-5cm"/>
          <draw:glue-point draw:id="6" svg:x="2.5cm" svg:y="5cm"/>
          <draw:glue-point draw:id="7" svg:x="-2.5cm" svg:y="5cm"/>
          <text:p text:style-name="P2"><text:span text:style-name="T1">Table Constraints</text:span></text:p>
          <draw:enhanced-geometry svg:viewBox="0 0 21600 21600" draw:mirror-horizontal="false" draw:mirror-vertical="false" draw:type="rectangle" draw:enhanced-path="M 0 0 L 21600 0 21600 21600 0 21600 0 0 Z N"/>
        </draw:custom-shape>
        <draw:custom-shape draw:style-name="gr15" draw:text-style-name="P3" draw:layer="layout" svg:width="3.175cm" svg:height="0.635cm" svg:x="7.984cm" svg:y="15.287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ellipse draw:style-name="gr16" draw:text-style-name="P5" draw:layer="layout" svg:width="3.175cm" svg:height="1.27cm" svg:x="7.984cm" svg:y="14.017cm">
          <text:p text:style-name="P2"><text:span text:style-name="T2">Non-Schema</text:span></text:p>
          <text:p text:style-name="P2"><text:span text:style-name="T2">User DML</text:span></text:p>
        </draw:ellipse>
        <draw:ellipse draw:style-name="gr16" draw:text-style-name="P5" draw:layer="layout" svg:width="3.175cm" svg:height="1.27cm" svg:x="12.112cm" svg:y="14.017cm">
          <text:p text:style-name="P2"><text:span text:style-name="T2">Non-Schema</text:span></text:p>
          <text:p text:style-name="P2"><text:span text:style-name="T2">User API</text:span></text:p>
        </draw:ellipse>
        <draw:custom-shape draw:style-name="gr15" draw:text-style-name="P3" draw:layer="layout" svg:width="3.175cm" svg:height="0.635cm" svg:x="12.112cm" svg:y="15.287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connector draw:style-name="gr17" draw:text-style-name="P4" draw:layer="layout" svg:x1="13.699cm" svg:y1="16.557cm" svg:x2="11.159cm" svg:y2="17.509cm" draw:start-shape="id13" draw:start-glue-point="2" draw:end-shape="id14" draw:end-glue-point="1" svg:d="m13699 16557v952h-2540">
          <text:p/>
        </draw:connector>
        <draw:custom-shape draw:style-name="gr3" draw:text-style-name="P3" xml:id="id16" draw:id="id16" draw:layer="layout" svg:width="3.175cm" svg:height="0.635cm" svg:x="6.397cm" svg:y="6.397cm">
          <draw:glue-point draw:id="4" svg:x="-2.5cm" svg:y="-5cm"/>
          <draw:glue-point draw:id="5" svg:x="2.5cm" svg:y="-5cm"/>
          <draw:glue-point draw:id="6" svg:x="2.5cm" svg:y="5cm"/>
          <draw:glue-point draw:id="7" svg:x="-2.5cm" svg:y="5cm"/>
          <text:p text:style-name="P2"><text:span text:style-name="T1">View Package</text:span></text:p>
          <draw:enhanced-geometry svg:viewBox="0 0 21600 21600" draw:type="rectangle" draw:enhanced-path="M 0 0 L 21600 0 21600 21600 0 21600 0 0 Z N"/>
        </draw:custom-shape>
        <draw:custom-shape draw:style-name="gr3" draw:text-style-name="P3" draw:layer="layout" svg:width="3.175cm" svg:height="0.635cm" svg:x="6.397cm" svg:y="5.127cm">
          <draw:glue-point draw:id="4" svg:x="2.5cm" svg:y="-5cm"/>
          <draw:glue-point draw:id="5" svg:x="-2.5cm" svg:y="-5cm"/>
          <draw:glue-point draw:id="6" svg:x="-2.5cm" svg:y="5cm"/>
          <draw:glue-point draw:id="7" svg:x="2.5cm" svg:y="5cm"/>
          <text:p text:style-name="P2"><text:span text:style-name="T1">ACT View</text:span></text:p>
          <draw:enhanced-geometry svg:viewBox="0 0 21600 21600" draw:type="rectangle" draw:enhanced-path="M 0 0 L 21600 0 21600 21600 0 21600 0 0 Z N"/>
        </draw:custom-shape>
        <draw:custom-shape draw:style-name="gr3" draw:text-style-name="P3" xml:id="id15" draw:id="id15" draw:layer="layout" svg:width="3.175cm" svg:height="0.635cm" svg:x="10.207cm" svg:y="5.127cm">
          <draw:glue-point draw:id="4" svg:x="-2.5cm" svg:y="-5cm"/>
          <draw:glue-point draw:id="5" svg:x="2.5cm" svg:y="-5cm"/>
          <draw:glue-point draw:id="6" svg:x="2.5cm" svg:y="5cm"/>
          <draw:glue-point draw:id="7" svg:x="-2.5cm" svg:y="5cm"/>
          <text:p text:style-name="P2"><text:span text:style-name="T1">DML Package</text:span></text:p>
          <draw:enhanced-geometry svg:viewBox="0 0 21600 21600" draw:mirror-vertical="false" draw:mirror-horizontal="false" draw:type="rectangle" draw:enhanced-path="M 0 0 L 21600 0 21600 21600 0 21600 0 0 Z N"/>
        </draw:custom-shape>
        <draw:custom-shape draw:style-name="gr3" draw:text-style-name="P3" draw:layer="layout" svg:width="3.175cm" svg:height="0.635cm" svg:x="6.397cm" svg:y="5.762cm">
          <draw:glue-point draw:id="4" svg:x="2.5cm" svg:y="-5cm"/>
          <draw:glue-point draw:id="5" svg:x="-2.5cm" svg:y="-5cm"/>
          <draw:glue-point draw:id="6" svg:x="-2.5cm" svg:y="5cm"/>
          <draw:glue-point draw:id="7" svg:x="2.5cm" svg:y="5cm"/>
          <text:p text:style-name="P2"><text:span text:style-name="T1">View Triggers</text:span></text:p>
          <draw:enhanced-geometry svg:viewBox="0 0 21600 21600" draw:type="rectangle" draw:enhanced-path="M 0 0 L 21600 0 21600 21600 0 21600 0 0 Z N"/>
        </draw:custom-shape>
        <draw:custom-shape draw:style-name="gr15" draw:text-style-name="P3" draw:layer="layout" svg:width="3.175cm" svg:height="0.635cm" svg:x="6.397cm" svg:y="4.492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ellipse draw:style-name="gr16" draw:text-style-name="P5" draw:layer="layout" svg:width="3.175cm" svg:height="1.27cm" svg:x="6.397cm" svg:y="3.222cm">
          <text:p text:style-name="P2"><text:span text:style-name="T2">Non-Schema</text:span></text:p>
          <text:p text:style-name="P2"><text:span text:style-name="T2">User DML</text:span></text:p>
        </draw:ellipse>
        <draw:ellipse draw:style-name="gr16" draw:text-style-name="P5" draw:layer="layout" svg:width="3.175cm" svg:height="1.27cm" svg:x="10.207cm" svg:y="3.222cm">
          <text:p text:style-name="P2"><text:span text:style-name="T2">Non-Schema</text:span></text:p>
          <text:p text:style-name="P2"><text:span text:style-name="T2">User API</text:span></text:p>
        </draw:ellipse>
        <draw:custom-shape draw:style-name="gr15" draw:text-style-name="P3" draw:layer="layout" svg:width="3.175cm" svg:height="0.635cm" svg:x="10.207cm" svg:y="4.492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connector draw:style-name="gr17" draw:text-style-name="P4" draw:layer="layout" svg:x1="11.794cm" svg:y1="5.762cm" svg:x2="9.572cm" svg:y2="6.714cm" draw:start-shape="id15" draw:start-glue-point="2" draw:end-shape="id16" svg:d="m11794 5762v952h-2222">
          <text:p/>
        </draw:connector>
        <draw:connector draw:style-name="gr18" draw:text-style-name="P6" draw:layer="layout" svg:x1="8.778cm" svg:y1="17.826cm" svg:x2="7.348cm" svg:y2="19.415cm" draw:start-shape="id14" draw:start-glue-point="7" draw:end-shape="id17" draw:end-glue-point="0" svg:d="m8778 17826v794h-1430v795">
          <text:p text:style-name="P2"><text:span text:style-name="T3">util.db_constraints</text:span></text:p>
        </draw:connector>
        <draw:frame draw:style-name="gr14" draw:text-style-name="P1" draw:layer="layout" svg:width="3.81cm" svg:height="0.725cm" svg:x="1.952cm" svg:y="12.022cm">
          <draw:text-box>
            <text:p><text:span text:style-name="T1">Database Server</text:span></text:p>
          </draw:text-box>
        </draw:frame>
        <draw:frame draw:style-name="gr14" draw:text-style-name="P1" draw:layer="layout" svg:width="3.81cm" svg:height="0.725cm" svg:x="1.952cm" svg:y="10.842cm">
          <draw:text-box>
            <text:p><text:span text:style-name="T1">Mid-Tier Server</text:span></text:p>
          </draw:text-box>
        </draw:frame>
        <draw:custom-shape draw:style-name="gr4" draw:text-style-name="P3" xml:id="id17" draw:id="id17" draw:layer="layout" svg:width="3.175cm" svg:height="0.635cm" svg:x="5.761cm" svg:y="19.415cm">
          <text:p text:style-name="P2"><text:span text:style-name="T1">Active Table</text:span></text:p>
          <draw:enhanced-geometry svg:viewBox="0 0 21600 21600" draw:mirror-horizontal="false" draw:mirror-vertical="false" draw:type="rectangle" draw:enhanced-path="M 0 0 L 21600 0 21600 21600 0 21600 0 0 Z N"/>
        </draw:custom-shape>
        <draw:custom-shape draw:style-name="gr3" draw:text-style-name="P3" xml:id="id20" draw:id="id20" draw:layer="layout" svg:width="3.174cm" svg:height="0.635cm" svg:x="8.302cm" svg:y="22.908cm">
          <draw:glue-point draw:id="4" svg:x="-2.5cm" svg:y="-5cm"/>
          <draw:glue-point draw:id="5" svg:x="2.5cm" svg:y="-5cm"/>
          <draw:glue-point draw:id="6" svg:x="2.5cm" svg:y="5cm"/>
          <draw:glue-point draw:id="7" svg:x="-2.5cm" svg:y="5cm"/>
          <text:p text:style-name="P2"><text:span text:style-name="T1">Unique Indexes</text:span></text:p>
          <draw:enhanced-geometry svg:viewBox="0 0 21600 21600" draw:mirror-horizontal="false" draw:mirror-vertical="false" draw:type="rectangle" draw:enhanced-path="M 0 0 L 21600 0 21600 21600 0 21600 0 0 Z N"/>
        </draw:custom-shape>
        <draw:custom-shape draw:style-name="gr3" draw:text-style-name="P3" xml:id="id25" draw:id="id25" draw:layer="layout" svg:width="3.174cm" svg:height="0.635cm" svg:x="8.302cm" svg:y="23.543cm">
          <draw:glue-point draw:id="4" svg:x="-2.5cm" svg:y="-5cm"/>
          <draw:glue-point draw:id="5" svg:x="2.5cm" svg:y="-5cm"/>
          <draw:glue-point draw:id="6" svg:x="2.5cm" svg:y="5cm"/>
          <draw:glue-point draw:id="7" svg:x="-2.5cm" svg:y="5cm"/>
          <text:p text:style-name="P2"><text:span text:style-name="T1">Foreign Keys</text:span></text:p>
          <draw:enhanced-geometry svg:viewBox="0 0 21600 21600" draw:mirror-horizontal="false" draw:mirror-vertical="false" draw:type="rectangle" draw:enhanced-path="M 0 0 L 21600 0 21600 21600 0 21600 0 0 Z N"/>
        </draw:custom-shape>
        <draw:connector draw:style-name="gr19" draw:text-style-name="P4" draw:layer="layout" svg:x1="10.364cm" svg:y1="17.826cm" svg:x2="12.429cm" svg:y2="20.684cm" draw:start-shape="id14" draw:start-glue-point="6" draw:end-shape="id18" draw:end-glue-point="0" svg:d="m10364 17826v1429h2065v1429">
          <text:p text:style-name="P2"><text:span text:style-name="T4">NOT util.db_constraints</text:span></text:p>
        </draw:connector>
        <draw:custom-shape draw:style-name="gr4" draw:text-style-name="P3" xml:id="id21" draw:id="id21" draw:layer="layout" svg:width="3.175cm" svg:height="0.635cm" svg:x="10.842cm" svg:y="21.32cm">
          <text:p text:style-name="P2"><text:span text:style-name="T1">Active Table</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175cm" svg:height="0.635cm" svg:x="5.761cm" svg:y="20.685cm">
          <draw:glue-point draw:id="4" svg:x="-2.5cm" svg:y="-5cm"/>
          <draw:glue-point draw:id="5" svg:x="2.5cm" svg:y="-5cm"/>
          <draw:glue-point draw:id="6" svg:x="2.5cm" svg:y="5cm"/>
          <draw:glue-point draw:id="7" svg:x="-2.5cm" svg:y="5cm"/>
          <text:p text:style-name="P2"><text:span text:style-name="T1">TAB Package</text:span></text:p>
          <draw:enhanced-geometry svg:viewBox="0 0 21600 21600" draw:mirror-horizontal="false" draw:mirror-vertical="false" draw:type="rectangle" draw:enhanced-path="M 0 0 L 21600 0 21600 21600 0 21600 0 0 Z N"/>
        </draw:custom-shape>
        <draw:connector draw:style-name="gr20" draw:text-style-name="P4" draw:layer="layout" svg:x1="7.349cm" svg:y1="21.955cm" svg:x2="8.302cm" svg:y2="23.225cm" draw:start-shape="id19" draw:start-glue-point="2" draw:end-shape="id20" draw:end-glue-point="3" svg:d="m7349 21955v1270h953">
          <text:p/>
        </draw:connector>
        <draw:connector draw:style-name="gr17" draw:text-style-name="P4" draw:layer="layout" svg:x1="12.429cm" svg:y1="21.955cm" svg:x2="11.476cm" svg:y2="23.225cm" draw:start-shape="id21" draw:start-glue-point="2" draw:end-shape="id20" draw:end-glue-point="1" svg:d="m12429 21955v1270h-953">
          <text:p/>
        </draw:connector>
        <draw:connector draw:style-name="gr18" draw:text-style-name="P6" draw:layer="layout" svg:x1="7.191cm" svg:y1="7.031cm" svg:x2="7.985cm" svg:y2="10.207cm" draw:start-shape="id16" draw:start-glue-point="7" draw:end-shape="id22" draw:end-glue-point="3" svg:d="m7191 7031v3176h794">
          <text:p text:style-name="P2"><text:span text:style-name="T3">util.db_constraints</text:span></text:p>
        </draw:connector>
        <draw:connector draw:style-name="gr19" draw:text-style-name="P4" draw:layer="layout" svg:x1="8.777cm" svg:y1="7.031cm" svg:x2="12.112cm" svg:y2="8.62cm" draw:start-shape="id16" draw:start-glue-point="6" draw:end-shape="id23" draw:end-glue-point="0" svg:d="m8777 7031v794h3335v795">
          <text:p text:style-name="P2"><text:span text:style-name="T4">NOT util.db_constraints</text:span></text:p>
        </draw:connector>
        <draw:custom-shape draw:style-name="gr3" draw:text-style-name="P3" xml:id="id23" draw:id="id23" draw:layer="layout" svg:width="3.175cm" svg:height="0.635cm" svg:x="10.525cm" svg:y="8.62cm">
          <draw:glue-point draw:id="4" svg:x="-2.5cm" svg:y="-5cm"/>
          <draw:glue-point draw:id="5" svg:x="2.5cm" svg:y="-5cm"/>
          <draw:glue-point draw:id="6" svg:x="2.5cm" svg:y="5cm"/>
          <draw:glue-point draw:id="7" svg:x="-2.5cm" svg:y="5cm"/>
          <text:p text:style-name="P2"><text:span text:style-name="T1">TAB Package</text:span></text:p>
          <draw:enhanced-geometry svg:viewBox="0 0 21600 21600" draw:mirror-horizontal="false" draw:mirror-vertical="false" draw:type="rectangle" draw:enhanced-path="M 0 0 L 21600 0 21600 21600 0 21600 0 0 Z N"/>
        </draw:custom-shape>
        <draw:connector draw:style-name="gr17" draw:text-style-name="P4" draw:layer="layout" svg:x1="12.112cm" svg:y1="9.255cm" svg:x2="11.16cm" svg:y2="10.207cm" draw:start-shape="id23" draw:start-glue-point="2" draw:end-shape="id22" draw:end-glue-point="1" svg:d="m12112 9255v952h-952">
          <text:p/>
        </draw:connector>
        <draw:connector draw:style-name="gr17" draw:text-style-name="P4" draw:layer="layout" draw:line-skew="-3.333cm 1.405cm" svg:x1="10.365cm" svg:y1="12.111cm" svg:x2="14.017cm" svg:y2="21.637cm" draw:start-shape="id24" draw:start-glue-point="6" draw:end-shape="id21" draw:end-glue-point="1" svg:d="m10365 12111v1271h5557v8255h-1905">
          <text:p/>
        </draw:connector>
        <draw:connector draw:style-name="gr20" draw:text-style-name="P4" draw:layer="layout" draw:line-skew="-2.381cm -0.449cm" svg:x1="8.779cm" svg:y1="12.111cm" svg:x2="5.761cm" svg:y2="19.732cm" draw:start-shape="id24" draw:start-glue-point="7" draw:end-shape="id17" draw:end-glue-point="3" svg:d="m8779 12111v1271h-3969v6350h951">
          <text:p/>
        </draw:connector>
        <draw:line draw:style-name="gr7" draw:text-style-name="P2" draw:layer="layout" svg:x1="20.05cm" svg:y1="11.795cm" svg:x2="1.635cm" svg:y2="11.795cm">
          <text:p/>
        </draw:line>
        <draw:custom-shape draw:style-name="gr21" draw:text-style-name="P4" draw:layer="layout" svg:width="4.445cm" svg:height="1.905cm" svg:x="14.017cm" svg:y="23.225cm">
          <text:p text:style-name="P2"><text:span text:style-name="T4">In this flow, Table</text:span></text:p>
          <text:p text:style-name="P2"><text:span text:style-name="T4">Triggers and Table</text:span></text:p>
          <text:p text:style-name="P2"><text:span text:style-name="T4">Constraints have been</text:span></text:p>
          <text:p text:style-name="P2"><text:span text:style-name="T4">disabled/dropped</text:span></text:p>
          <draw:enhanced-geometry svg:viewBox="0 0 21600 21600" draw:text-areas="800 800 20800 20800" draw:type="round-rectangular-callout" draw:modifiers="-6218.62348178138 -11638.61490031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xml:id="id24" draw:id="id24" draw:layer="layout" svg:width="3.175cm" svg:height="0.635cm" svg:x="7.985cm" svg:y="11.477cm">
          <draw:glue-point draw:id="4" svg:x="-2.5cm" svg:y="-5cm"/>
          <draw:glue-point draw:id="5" svg:x="2.5cm" svg:y="-5cm"/>
          <draw:glue-point draw:id="6" svg:x="2.5cm" svg:y="5cm"/>
          <draw:glue-point draw:id="7" svg:x="-2.5cm" svg:y="5cm"/>
          <text:p text:style-name="P2"><text:span text:style-name="T1">DB Link</text:span></text:p>
          <draw:enhanced-geometry svg:viewBox="0 0 21600 21600" draw:mirror-horizontal="false" draw:mirror-vertical="false" draw:type="rectangle" draw:enhanced-path="M 0 0 L 21600 0 21600 21600 0 21600 0 0 Z N"/>
        </draw:custom-shape>
        <draw:custom-shape draw:style-name="gr3" draw:text-style-name="P3" xml:id="id22" draw:id="id22" draw:layer="layout" svg:width="3.175cm" svg:height="0.635cm" svg:x="7.985cm" svg:y="9.89cm">
          <draw:glue-point draw:id="4" svg:x="-2.5cm" svg:y="-5cm"/>
          <draw:glue-point draw:id="5" svg:x="2.5cm" svg:y="-5cm"/>
          <draw:glue-point draw:id="6" svg:x="2.5cm" svg:y="5cm"/>
          <draw:glue-point draw:id="7" svg:x="-2.5cm" svg:y="5cm"/>
          <text:p text:style-name="P2"><text:span text:style-name="T1">Table Synonym</text:span></text:p>
          <draw:enhanced-geometry svg:viewBox="0 0 21600 21600" draw:mirror-horizontal="false" draw:mirror-vertical="false" draw:type="rectangle" draw:enhanced-path="M 0 0 L 21600 0 21600 21600 0 21600 0 0 Z N"/>
        </draw:custom-shape>
        <draw:connector draw:style-name="gr17" draw:text-style-name="P4" draw:layer="layout" svg:x1="10.365cm" svg:y1="10.524cm" svg:x2="10.365cm" svg:y2="11.477cm" draw:start-shape="id22" draw:start-glue-point="6" draw:end-shape="id24" draw:end-glue-point="5" svg:d="m10365 10524v953">
          <text:p/>
        </draw:connector>
        <draw:connector draw:style-name="gr20" draw:text-style-name="P6" draw:layer="layout" svg:x1="8.779cm" svg:y1="10.524cm" svg:x2="8.779cm" svg:y2="11.477cm" draw:start-shape="id22" draw:start-glue-point="7" draw:end-shape="id24" draw:end-glue-point="4" svg:d="m8779 10524v953">
          <text:p/>
        </draw:connector>
        <draw:connector draw:style-name="gr17" draw:text-style-name="P4" draw:layer="layout" svg:x1="9.889cm" svg:y1="24.178cm" svg:x2="9.888cm" svg:y2="25.13cm" draw:start-shape="id25" draw:start-glue-point="2" draw:end-shape="id26" draw:end-glue-point="0" svg:d="m9889 24178v476h-1v476">
          <text:p/>
        </draw:connector>
        <draw:g xml:id="id26" draw:id="id26">
          <draw:rect draw:style-name="gr22" draw:text-style-name="P2" draw:layer="layout" svg:width="1.905cm" svg:height="0.635cm" svg:x="8.936cm" svg:y="25.448cm">
            <text:p/>
          </draw:rect>
          <draw:ellipse draw:style-name="gr16" draw:text-style-name="P4" draw:layer="layout" svg:width="1.905cm" svg:height="0.635cm" svg:x="8.936cm" svg:y="25.13cm">
            <text:p text:style-name="P2"><text:span text:style-name="T4">Storage</text:span></text:p>
          </draw:ellipse>
          <draw:ellipse draw:style-name="gr22" draw:text-style-name="P2" draw:layer="layout" svg:width="1.905cm" svg:height="0.635cm" svg:x="8.936cm" svg:y="25.765cm">
            <text:p/>
          </draw:ellipse>
        </draw:g>
      </draw:page>
      <draw:page draw:name="page4" draw:style-name="dp1" draw:master-page-name="Default">
        <office:forms form:automatic-focus="false" form:apply-design-mode="false"/>
        <draw:rect draw:style-name="gr23" draw:text-style-name="P2" xml:id="id43" draw:id="id43" draw:layer="layout" svg:width="6.667cm" svg:height="5.08cm" svg:x="11.795cm" svg:y="16.557cm">
          <text:p/>
        </draw:rect>
        <draw:frame draw:style-name="gr24" draw:text-style-name="P1" draw:layer="layout" svg:width="10.16cm" svg:height="0.725cm" svg:x="1cm" svg:y="1.907cm">
          <draw:text-box>
            <text:p><text:span text:style-name="T1">Other Object Locations</text:span></text:p>
          </draw:text-box>
        </draw:frame>
        <draw:custom-shape draw:style-name="gr15" draw:text-style-name="P3" draw:layer="layout" svg:width="3.175cm" svg:height="0.635cm" svg:x="5.763cm" svg:y="17.826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ellipse draw:style-name="gr16" draw:text-style-name="P5" draw:layer="layout" svg:width="3.175cm" svg:height="1.27cm" svg:x="5.763cm" svg:y="16.556cm">
          <text:p text:style-name="P2"><text:span text:style-name="T2">Non-Schema</text:span></text:p>
          <text:p text:style-name="P2"><text:span text:style-name="T2">User</text:span></text:p>
        </draw:ellipse>
        <draw:custom-shape draw:style-name="gr15" draw:text-style-name="P3" draw:layer="layout" svg:width="3.175cm" svg:height="0.635cm" svg:x="5.763cm" svg:y="6.397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frame draw:style-name="gr14" draw:text-style-name="P1" draw:layer="layout" svg:width="3.81cm" svg:height="0.725cm" svg:x="1.952cm" svg:y="13.927cm">
          <draw:text-box>
            <text:p><text:span text:style-name="T1">Database Server</text:span></text:p>
          </draw:text-box>
        </draw:frame>
        <draw:frame draw:style-name="gr14" draw:text-style-name="P1" draw:layer="layout" svg:width="3.81cm" svg:height="0.725cm" svg:x="1.952cm" svg:y="12.747cm">
          <draw:text-box>
            <text:p><text:span text:style-name="T1">Mid-Tier Server</text:span></text:p>
          </draw:text-box>
        </draw:frame>
        <draw:connector draw:style-name="gr17" draw:text-style-name="P4" draw:layer="layout" draw:line-skew="-0.316cm" svg:x1="4.334cm" svg:y1="18.462cm" svg:x2="9.414cm" svg:y2="14.015cm" draw:start-shape="id27" draw:start-glue-point="4" draw:end-shape="id28" draw:end-glue-point="7" svg:d="m4334 18462v-2540h5080v-1907">
          <text:p/>
        </draw:connector>
        <draw:line draw:style-name="gr7" draw:text-style-name="P2" draw:layer="layout" svg:x1="20.05cm" svg:y1="13.7cm" svg:x2="1.635cm" svg:y2="13.7cm">
          <text:p/>
        </draw:line>
        <draw:custom-shape draw:style-name="gr3" draw:text-style-name="P3" xml:id="id29" draw:id="id29" draw:layer="layout" svg:width="3.175cm" svg:height="0.635cm" svg:x="5.763cm" svg:y="7.667cm">
          <draw:glue-point draw:id="4" svg:x="-2.5cm" svg:y="-5cm"/>
          <draw:glue-point draw:id="5" svg:x="2.5cm" svg:y="-5cm"/>
          <draw:glue-point draw:id="6" svg:x="2.5cm" svg:y="5cm"/>
          <draw:glue-point draw:id="7" svg:x="-2.5cm" svg:y="5cm"/>
          <text:p text:style-name="P2"><text:span text:style-name="T1"><text:s/></text:span><text:span text:style-name="T1">UTIL Package</text:span></text:p>
          <draw:enhanced-geometry svg:viewBox="0 0 21600 21600" draw:mirror-horizontal="false" draw:mirror-vertical="false" draw:type="rectangle" draw:enhanced-path="M 0 0 L 21600 0 21600 21600 0 21600 0 0 Z N"/>
        </draw:custom-shape>
        <draw:connector draw:style-name="gr17" draw:text-style-name="P4" draw:layer="layout" svg:x1="7.35cm" svg:y1="8.302cm" svg:x2="7.35cm" svg:y2="9.254cm" draw:start-shape="id29" draw:start-glue-point="2" draw:end-shape="id30" draw:end-glue-point="0" svg:d="m7350 8302v952">
          <text:p/>
        </draw:connector>
        <draw:g xml:id="id30" draw:id="id30">
          <draw:rect draw:style-name="gr22" draw:text-style-name="P2" draw:layer="layout" svg:width="1.905cm" svg:height="0.635cm" svg:x="6.398cm" svg:y="9.572cm">
            <text:p/>
          </draw:rect>
          <draw:ellipse draw:style-name="gr16" draw:text-style-name="P4" draw:layer="layout" svg:width="1.905cm" svg:height="0.635cm" svg:x="6.398cm" svg:y="9.254cm">
            <text:p text:style-name="P2"><text:span text:style-name="T4">Util_Log</text:span></text:p>
          </draw:ellipse>
          <draw:ellipse draw:style-name="gr22" draw:text-style-name="P2" draw:layer="layout" svg:width="1.905cm" svg:height="0.635cm" svg:x="6.398cm" svg:y="9.889cm">
            <text:p/>
          </draw:ellipse>
        </draw:g>
        <draw:custom-shape draw:style-name="gr3" draw:text-style-name="P3" xml:id="id31" draw:id="id31" draw:layer="layout" svg:width="3.175cm" svg:height="0.635cm" svg:x="5.762cm" svg:y="19.097cm">
          <draw:glue-point draw:id="4" svg:x="-2.5cm" svg:y="-5cm"/>
          <draw:glue-point draw:id="5" svg:x="2.5cm" svg:y="-5cm"/>
          <draw:glue-point draw:id="6" svg:x="2.5cm" svg:y="5cm"/>
          <draw:glue-point draw:id="7" svg:x="-2.5cm" svg:y="5cm"/>
          <text:p text:style-name="P2"><text:span text:style-name="T1"><text:s/></text:span><text:span text:style-name="T1">UTIL Package</text:span></text:p>
          <draw:enhanced-geometry svg:viewBox="0 0 21600 21600" draw:mirror-horizontal="false" draw:mirror-vertical="false" draw:type="rectangle" draw:enhanced-path="M 0 0 L 21600 0 21600 21600 0 21600 0 0 Z N"/>
        </draw:custom-shape>
        <draw:connector draw:style-name="gr17" draw:text-style-name="P4" draw:layer="layout" svg:x1="7.349cm" svg:y1="19.732cm" svg:x2="7.349cm" svg:y2="20.685cm" draw:start-shape="id31" draw:start-glue-point="2" draw:end-shape="id32" draw:end-glue-point="0" svg:d="m7349 19732v953">
          <text:p/>
        </draw:connector>
        <draw:g xml:id="id32" draw:id="id32">
          <draw:rect draw:style-name="gr22" draw:text-style-name="P2" draw:layer="layout" svg:width="1.905cm" svg:height="0.635cm" svg:x="6.397cm" svg:y="21.003cm">
            <text:p/>
          </draw:rect>
          <draw:ellipse draw:style-name="gr16" draw:text-style-name="P4" draw:layer="layout" svg:width="1.905cm" svg:height="0.635cm" svg:x="6.397cm" svg:y="20.685cm">
            <text:p text:style-name="P2"><text:span text:style-name="T4">Util_Log</text:span></text:p>
          </draw:ellipse>
          <draw:ellipse draw:style-name="gr22" draw:text-style-name="P2" draw:layer="layout" svg:width="1.905cm" svg:height="0.635cm" svg:x="6.397cm" svg:y="21.32cm">
            <text:p/>
          </draw:ellipse>
        </draw:g>
        <draw:custom-shape draw:style-name="gr3" draw:text-style-name="P3" xml:id="id27" draw:id="id27" draw:layer="layout" svg:width="3.175cm" svg:height="0.635cm" svg:x="3.54cm" svg:y="18.462cm">
          <draw:glue-point draw:id="4" svg:x="-2.5cm" svg:y="-5cm"/>
          <draw:glue-point draw:id="5" svg:x="2.5cm" svg:y="-5cm"/>
          <draw:glue-point draw:id="6" svg:x="2.5cm" svg:y="5cm"/>
          <draw:glue-point draw:id="7" svg:x="-2.5cm" svg:y="5cm"/>
          <text:p text:style-name="P2"><text:span text:style-name="T1">GLOB Package</text:span></text:p>
          <draw:enhanced-geometry svg:viewBox="0 0 21600 21600" draw:mirror-horizontal="false" draw:mirror-vertical="false" draw:type="rectangle" draw:enhanced-path="M 0 0 L 21600 0 21600 21600 0 21600 0 0 Z N"/>
        </draw:custom-shape>
        <draw:custom-shape draw:style-name="gr3" draw:text-style-name="P3" xml:id="id33" draw:id="id33" draw:layer="layout" svg:width="3.175cm" svg:height="0.635cm" svg:x="3.54cm" svg:y="7.032cm">
          <draw:glue-point draw:id="4" svg:x="-2.5cm" svg:y="-5cm"/>
          <draw:glue-point draw:id="5" svg:x="2.5cm" svg:y="-5cm"/>
          <draw:glue-point draw:id="6" svg:x="2.5cm" svg:y="5cm"/>
          <draw:glue-point draw:id="7" svg:x="-2.5cm" svg:y="5cm"/>
          <text:p text:style-name="P2"><text:span text:style-name="T1">GLOB Synonym</text:span></text:p>
          <draw:enhanced-geometry svg:viewBox="0 0 21600 21600" draw:mirror-horizontal="false" draw:mirror-vertical="false" draw:type="rectangle" draw:enhanced-path="M 0 0 L 21600 0 21600 21600 0 21600 0 0 Z N"/>
        </draw:custom-shape>
        <draw:custom-shape draw:style-name="gr3" draw:text-style-name="P3" xml:id="id28" draw:id="id28" draw:layer="layout" svg:width="3.175cm" svg:height="0.635cm" svg:x="8.62cm" svg:y="13.381cm">
          <draw:glue-point draw:id="4" svg:x="-2.5cm" svg:y="-5cm"/>
          <draw:glue-point draw:id="5" svg:x="2.5cm" svg:y="-5cm"/>
          <draw:glue-point draw:id="6" svg:x="2.5cm" svg:y="5cm"/>
          <draw:glue-point draw:id="7" svg:x="-2.5cm" svg:y="5cm"/>
          <text:p text:style-name="P2"><text:span text:style-name="T1">DB Link</text:span></text:p>
          <draw:enhanced-geometry svg:viewBox="0 0 21600 21600" draw:mirror-horizontal="false" draw:mirror-vertical="false" draw:type="rectangle" draw:enhanced-path="M 0 0 L 21600 0 21600 21600 0 21600 0 0 Z N"/>
        </draw:custom-shape>
        <draw:connector draw:style-name="gr17" draw:text-style-name="P4" draw:layer="layout" draw:line-skew="0.954cm" svg:x1="9.414cm" svg:y1="13.381cm" svg:x2="4.334cm" svg:y2="7.666cm" draw:start-shape="id28" draw:start-glue-point="4" draw:end-shape="id33" draw:end-glue-point="7" svg:d="m9414 13381v-1904h-5080v-3811">
          <text:p/>
        </draw:connector>
        <draw:custom-shape draw:style-name="gr3" draw:text-style-name="P3" xml:id="id34" draw:id="id34" draw:layer="layout" svg:width="3.175cm" svg:height="0.635cm" svg:x="7.985cm" svg:y="18.462cm">
          <draw:glue-point draw:id="4" svg:x="-2.5cm" svg:y="-5cm"/>
          <draw:glue-point draw:id="5" svg:x="2.5cm" svg:y="-5cm"/>
          <draw:glue-point draw:id="6" svg:x="2.5cm" svg:y="5cm"/>
          <draw:glue-point draw:id="7" svg:x="-2.5cm" svg:y="5cm"/>
          <text:p text:style-name="P2"><text:span text:style-name="T1">POP Package</text:span></text:p>
          <draw:enhanced-geometry svg:viewBox="0 0 21600 21600" draw:mirror-horizontal="false" draw:mirror-vertical="false" draw:type="rectangle" draw:enhanced-path="M 0 0 L 21600 0 21600 21600 0 21600 0 0 Z N"/>
        </draw:custom-shape>
        <draw:connector draw:style-name="gr17" draw:text-style-name="P4" draw:layer="layout" svg:x1="9.572cm" svg:y1="19.097cm" svg:x2="9.572cm" svg:y2="20.367cm" draw:start-shape="id34" draw:start-glue-point="2" draw:end-shape="id35" draw:end-glue-point="0" svg:d="m9572 19097v1270">
          <text:p/>
        </draw:connector>
        <draw:g xml:id="id35" draw:id="id35">
          <draw:rect draw:style-name="gr22" draw:text-style-name="P2" draw:layer="layout" svg:width="1.905cm" svg:height="0.635cm" svg:x="8.62cm" svg:y="20.685cm">
            <text:p/>
          </draw:rect>
          <draw:ellipse draw:style-name="gr16" draw:text-style-name="P4" draw:layer="layout" svg:width="1.905cm" svg:height="0.635cm" svg:x="8.62cm" svg:y="20.367cm">
            <text:p text:style-name="P2"><text:span text:style-name="T4">Storage</text:span></text:p>
          </draw:ellipse>
          <draw:ellipse draw:style-name="gr22" draw:text-style-name="P2" draw:layer="layout" svg:width="1.905cm" svg:height="0.635cm" svg:x="8.62cm" svg:y="21.002cm">
            <text:p/>
          </draw:ellipse>
        </draw:g>
        <draw:custom-shape draw:style-name="gr3" draw:text-style-name="P3" xml:id="id36" draw:id="id36" draw:layer="layout" svg:width="3.175cm" svg:height="0.635cm" svg:x="7.985cm" svg:y="7.032cm">
          <draw:glue-point draw:id="4" svg:x="-2.5cm" svg:y="-5cm"/>
          <draw:glue-point draw:id="5" svg:x="2.5cm" svg:y="-5cm"/>
          <draw:glue-point draw:id="6" svg:x="2.5cm" svg:y="5cm"/>
          <draw:glue-point draw:id="7" svg:x="-2.5cm" svg:y="5cm"/>
          <text:p text:style-name="P2"><text:span text:style-name="T1">POP Synonym</text:span></text:p>
          <draw:enhanced-geometry svg:viewBox="0 0 21600 21600" draw:mirror-horizontal="false" draw:mirror-vertical="false" draw:type="rectangle" draw:enhanced-path="M 0 0 L 21600 0 21600 21600 0 21600 0 0 Z N"/>
        </draw:custom-shape>
        <draw:connector draw:style-name="gr20" draw:text-style-name="P4" draw:layer="layout" svg:x1="10.365cm" svg:y1="7.666cm" svg:x2="10.207cm" svg:y2="13.381cm" draw:start-shape="id36" draw:start-glue-point="6" draw:end-shape="id28" draw:end-glue-point="0" svg:d="m10365 7666v2857h-158v2858">
          <text:p/>
        </draw:connector>
        <draw:connector draw:style-name="gr20" draw:text-style-name="P4" draw:layer="layout" svg:x1="10.207cm" svg:y1="14.016cm" svg:x2="10.365cm" svg:y2="18.462cm" draw:start-shape="id28" draw:start-glue-point="2" draw:end-shape="id34" draw:end-glue-point="5" svg:d="m10207 14016v2222h158v2224">
          <text:p/>
        </draw:connector>
        <draw:ellipse draw:style-name="gr16" draw:text-style-name="P5" draw:layer="layout" svg:width="3.175cm" svg:height="1.27cm" svg:x="5.763cm" svg:y="5.127cm">
          <text:p text:style-name="P2"><text:span text:style-name="T2">Non-Schema</text:span></text:p>
          <text:p text:style-name="P2"><text:span text:style-name="T2">User</text:span></text:p>
        </draw:ellipse>
        <draw:connector draw:style-name="gr17" draw:text-style-name="P4" draw:layer="layout" svg:x1="13.699cm" svg:y1="18.144cm" svg:x2="13.699cm" svg:y2="19.097cm" draw:start-shape="id37" draw:start-glue-point="2" draw:end-shape="id38" draw:end-glue-point="0" svg:d="m13699 18144v953">
          <text:p/>
        </draw:connector>
        <draw:g xml:id="id38" draw:id="id38">
          <draw:rect draw:style-name="gr22" draw:text-style-name="P2" draw:layer="layout" svg:width="1.905cm" svg:height="0.635cm" svg:x="12.747cm" svg:y="19.415cm">
            <text:p/>
          </draw:rect>
          <draw:ellipse draw:style-name="gr16" draw:text-style-name="P4" draw:layer="layout" svg:width="1.905cm" svg:height="0.635cm" svg:x="12.747cm" svg:y="19.097cm">
            <text:p text:style-name="P2"><text:span text:style-name="T4">Storage</text:span></text:p>
          </draw:ellipse>
          <draw:ellipse draw:style-name="gr22" draw:text-style-name="P2" draw:layer="layout" svg:width="1.905cm" svg:height="0.635cm" svg:x="12.747cm" svg:y="19.732cm">
            <text:p/>
          </draw:ellipse>
        </draw:g>
        <draw:custom-shape draw:style-name="gr3" draw:text-style-name="P3" xml:id="id40" draw:id="id40" draw:layer="layout" svg:width="3.81cm" svg:height="0.635cm" svg:x="8.937cm" svg:y="6.397cm">
          <draw:glue-point draw:id="4" svg:x="-2.5cm" svg:y="-5cm"/>
          <draw:glue-point draw:id="5" svg:x="2.5cm" svg:y="-5cm"/>
          <draw:glue-point draw:id="6" svg:x="2.5cm" svg:y="5cm"/>
          <draw:glue-point draw:id="7" svg:x="-2.5cm" svg:y="5cm"/>
          <text:p text:style-name="P2"><text:span text:style-name="T1">Materialized View</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5.08cm" svg:height="1.905cm" svg:x="11.477cm" svg:y="3.222cm">
          <text:p text:style-name="P2"><text:span text:style-name="T4">Selected tables are replaced</text:span></text:p>
          <text:p text:style-name="P2"><text:span text:style-name="T4">with read-only materialized</text:span></text:p>
          <text:p text:style-name="P2"><text:span text:style-name="T4">views on the Mid-Tier</text:span></text:p>
          <draw:enhanced-geometry svg:viewBox="0 0 21600 21600" draw:text-areas="800 800 20800 20800" draw:type="round-rectangular-callout" draw:modifiers="-97.7760283408778 33884.5750262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5" draw:text-style-name="P4" draw:layer="layout" svg:x1="14.969cm" svg:y1="7.667cm" svg:x2="12.747cm" svg:y2="6.714cm" draw:start-shape="id39" draw:start-glue-point="0" draw:end-shape="id40" draw:end-glue-point="1" svg:d="m14969 7667v-953h-2222">
          <text:p/>
        </draw:connector>
        <draw:g xml:id="id39" draw:id="id39">
          <draw:rect draw:style-name="gr22" draw:text-style-name="P2" draw:layer="layout" svg:width="1.905cm" svg:height="0.635cm" svg:x="14.017cm" svg:y="7.985cm">
            <text:p/>
          </draw:rect>
          <draw:ellipse draw:style-name="gr16" draw:text-style-name="P4" draw:layer="layout" svg:width="1.905cm" svg:height="0.635cm" svg:x="14.017cm" svg:y="7.667cm">
            <text:p text:style-name="P2"><text:span text:style-name="T4">Storage</text:span></text:p>
          </draw:ellipse>
          <draw:ellipse draw:style-name="gr22" draw:text-style-name="P2" draw:layer="layout" svg:width="1.905cm" svg:height="0.635cm" svg:x="14.017cm" svg:y="8.302cm">
            <text:p/>
          </draw:ellipse>
        </draw:g>
        <draw:custom-shape draw:style-name="gr3" draw:text-style-name="P3" xml:id="id37" draw:id="id37" draw:layer="layout" svg:width="3.175cm" svg:height="1.27cm" svg:x="12.112cm" svg:y="16.874cm">
          <draw:glue-point draw:id="4" svg:x="-2.5cm" svg:y="-5cm"/>
          <draw:glue-point draw:id="5" svg:x="2.5cm" svg:y="-5cm"/>
          <draw:glue-point draw:id="6" svg:x="2.5cm" svg:y="5cm"/>
          <draw:glue-point draw:id="7" svg:x="-2.5cm" svg:y="5cm"/>
          <text:p text:style-name="P2"><text:span text:style-name="T1">Materialized</text:span></text:p>
          <text:p text:style-name="P2"><text:span text:style-name="T1">View Log</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5.08cm" svg:height="1.905cm" svg:x="8.937cm" svg:y="22.59cm">
          <text:p text:style-name="P2"><text:span text:style-name="T4">Oracle eXpress Edition</text:span></text:p>
          <text:p text:style-name="P2"><text:span text:style-name="T4">does not support</text:span></text:p>
          <text:p text:style-name="P2"><text:span text:style-name="T4">materialized view logs</text:span></text:p>
          <draw:enhanced-geometry svg:viewBox="0 0 21600 21600" draw:text-areas="800 800 20800 20800" draw:type="round-rectangular-callout" draw:modifiers="20877.3076166109 -18506.1909758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xml:id="id41" draw:id="id41" draw:layer="layout" svg:width="3.175cm" svg:height="0.635cm" svg:x="14.97cm" svg:y="18.461cm">
          <text:p text:style-name="P2"><text:span text:style-name="T1">Active Table</text:span></text:p>
          <draw:enhanced-geometry svg:viewBox="0 0 21600 21600" draw:mirror-horizontal="false" draw:mirror-vertical="false" draw:type="rectangle" draw:enhanced-path="M 0 0 L 21600 0 21600 21600 0 21600 0 0 Z N"/>
        </draw:custom-shape>
        <draw:connector draw:style-name="gr17" draw:text-style-name="P4" draw:layer="layout" svg:x1="16.557cm" svg:y1="19.096cm" svg:x2="16.557cm" svg:y2="20.049cm" draw:start-shape="id41" draw:start-glue-point="2" draw:end-shape="id42" draw:end-glue-point="0" svg:d="m16557 19096v953">
          <text:p/>
        </draw:connector>
        <draw:g xml:id="id42" draw:id="id42">
          <draw:rect draw:style-name="gr22" draw:text-style-name="P2" draw:layer="layout" svg:width="1.905cm" svg:height="0.635cm" svg:x="15.605cm" svg:y="20.367cm">
            <text:p/>
          </draw:rect>
          <draw:ellipse draw:style-name="gr16" draw:text-style-name="P4" draw:layer="layout" svg:width="1.905cm" svg:height="0.635cm" svg:x="15.605cm" svg:y="20.049cm">
            <text:p text:style-name="P2"><text:span text:style-name="T4">Storage</text:span></text:p>
          </draw:ellipse>
          <draw:ellipse draw:style-name="gr22" draw:text-style-name="P2" draw:layer="layout" svg:width="1.905cm" svg:height="0.635cm" svg:x="15.605cm" svg:y="20.684cm">
            <text:p/>
          </draw:ellipse>
        </draw:g>
        <draw:connector draw:style-name="gr25" draw:text-style-name="P4" draw:layer="layout" svg:x1="15.128cm" svg:y1="16.557cm" svg:x2="11cm" svg:y2="14.015cm" draw:start-shape="id43" draw:end-shape="id28" draw:end-glue-point="6" svg:d="m15128 16557v-1271h-4128v-1271">
          <text:p/>
        </draw:connector>
        <draw:connector draw:style-name="gr25" draw:text-style-name="P4" draw:layer="layout" svg:x1="11cm" svg:y1="13.381cm" svg:x2="14.969cm" svg:y2="11.159cm" draw:start-shape="id28" draw:start-glue-point="5" draw:end-shape="id44" svg:d="m11000 13381v-1111h3969v-1111">
          <text:p/>
        </draw:connector>
        <draw:custom-shape draw:style-name="gr3" draw:text-style-name="P3" xml:id="id44" draw:id="id44" draw:layer="layout" svg:width="3.175cm" svg:height="1.27cm" svg:x="13.382cm" svg:y="9.889cm">
          <draw:glue-point draw:id="4" svg:x="-2.5cm" svg:y="-5cm"/>
          <draw:glue-point draw:id="5" svg:x="2.5cm" svg:y="-5cm"/>
          <draw:glue-point draw:id="6" svg:x="2.5cm" svg:y="5cm"/>
          <draw:glue-point draw:id="7" svg:x="-2.5cm" svg:y="5cm"/>
          <text:p text:style-name="P2"><text:span text:style-name="T1">Materialized</text:span></text:p>
          <text:p text:style-name="P2"><text:span text:style-name="T1">View Sync</text:span></text:p>
          <draw:enhanced-geometry svg:viewBox="0 0 21600 21600" draw:mirror-horizontal="false" draw:mirror-vertical="false" draw:type="rectangle" draw:enhanced-path="M 0 0 L 21600 0 21600 21600 0 21600 0 0 Z N"/>
        </draw:custom-shape>
        <draw:connector draw:style-name="gr25" draw:text-style-name="P4" draw:layer="layout" svg:x1="14.969cm" svg:y1="9.889cm" svg:x2="14.969cm" svg:y2="8.937cm" draw:start-shape="id44" draw:start-glue-point="0" draw:end-shape="id39" draw:end-glue-point="2" svg:d="m14969 9889v-952">
          <text:p/>
        </draw:connector>
      </draw:page>
      <draw:page draw:name="page5" draw:style-name="dp1" draw:master-page-name="Default">
        <office:forms form:automatic-focus="false" form:apply-design-mode="false"/>
        <draw:frame draw:style-name="gr1" draw:text-style-name="P1" draw:layer="layout" svg:width="10.16cm" svg:height="1.27cm" svg:x="1cm" svg:y="1.635cm">
          <draw:text-box>
            <text:p><text:span text:style-name="T1">Generator E-R Diagram</text:span></text:p>
          </draw:text-box>
        </draw:frame>
        <draw:rect draw:style-name="gr16" draw:text-style-name="P7" xml:id="id46" draw:id="id46" draw:layer="layout" svg:width="15.24cm" svg:height="1.27cm" svg:x="2.905cm" svg:y="7.35cm" draw:corner-radius="0.254cm">
          <draw:glue-point draw:id="4" svg:x="-2.5cm" svg:y="-5cm"/>
          <draw:glue-point draw:id="5" svg:x="2.5cm" svg:y="-5cm"/>
          <draw:glue-point draw:id="6" svg:x="-2.5cm" svg:y="5cm"/>
          <draw:glue-point draw:id="7" svg:x="2.5cm" svg:y="5cm"/>
          <draw:glue-point draw:id="8" svg:x="-3.75cm" svg:y="5cm"/>
          <draw:glue-point draw:id="9" svg:x="-3.75cm" svg:y="-5cm"/>
          <draw:glue-point draw:id="10" svg:x="-1.25cm" svg:y="-5cm"/>
          <draw:glue-point draw:id="11" svg:x="-1.25cm" svg:y="5cm"/>
          <draw:glue-point draw:id="12" svg:x="1.25cm" svg:y="5cm"/>
          <draw:glue-point draw:id="13" svg:x="1.25cm" svg:y="-5cm"/>
          <draw:glue-point draw:id="14" svg:x="3.75cm" svg:y="5cm"/>
          <draw:glue-point draw:id="15" svg:x="3.75cm" svg:y="-5cm"/>
          <text:p text:style-name="P2"><text:span text:style-name="T5">Applications</text:span></text:p>
        </draw:rect>
        <draw:connector draw:style-name="gr26" draw:text-style-name="P2" draw:layer="layout" svg:x1="16.875cm" svg:y1="11.16cm" svg:x2="16.24cm" svg:y2="8.62cm" draw:start-shape="id45" draw:end-shape="id46" draw:end-glue-point="14" svg:d="m16875 11160v-1270h-635v-1270">
          <text:p/>
        </draw:connector>
        <draw:rect draw:style-name="gr16" draw:text-style-name="P7" xml:id="id45" draw:id="id45" draw:layer="layout" svg:width="2.54cm" svg:height="1.27cm" svg:x="15.605cm" svg:y="11.16cm" draw:corner-radius="0.254cm">
          <draw:glue-point draw:id="4" svg:x="-2.5cm" svg:y="-5cm"/>
          <draw:glue-point draw:id="5" svg:x="2.5cm" svg:y="-5cm"/>
          <draw:glue-point draw:id="6" svg:x="-2.5cm" svg:y="5cm"/>
          <draw:glue-point draw:id="7" svg:x="2.5cm" svg:y="5cm"/>
          <text:p text:style-name="P2"><text:span text:style-name="T5">Files</text:span></text:p>
        </draw:rect>
        <draw:connector draw:style-name="gr26" draw:text-style-name="P2" draw:layer="layout" svg:x1="16.875cm" svg:y1="14.97cm" svg:x2="16.875cm" svg:y2="12.43cm" draw:start-shape="id47" draw:end-shape="id45" draw:end-glue-point="2" svg:d="m16875 14970v-2540">
          <text:p/>
        </draw:connector>
        <draw:rect draw:style-name="gr16" draw:text-style-name="P7" xml:id="id47" draw:id="id47" draw:layer="layout" svg:width="2.54cm" svg:height="1.27cm" svg:x="15.605cm" svg:y="14.97cm" draw:corner-radius="0.254cm">
          <draw:glue-point draw:id="4" svg:x="-2.5cm" svg:y="-5cm"/>
          <draw:glue-point draw:id="5" svg:x="2.5cm" svg:y="-5cm"/>
          <draw:glue-point draw:id="6" svg:x="-2.5cm" svg:y="5cm"/>
          <draw:glue-point draw:id="7" svg:x="2.5cm" svg:y="5cm"/>
          <text:p text:style-name="P2"><text:span text:style-name="T5">File</text:span></text:p>
          <text:p text:style-name="P2"><text:span text:style-name="T5">Lines</text:span></text:p>
        </draw:rect>
        <draw:connector draw:style-name="gr27" draw:text-style-name="P2" draw:layer="layout" svg:x1="13.065cm" svg:y1="11.16cm" svg:x2="12.43cm" svg:y2="8.62cm" draw:start-shape="id48" draw:end-shape="id46" draw:end-glue-point="12" svg:d="m13065 11160v-1270h-635v-1270">
          <text:p/>
        </draw:connector>
        <draw:rect draw:style-name="gr16" draw:text-style-name="P7" xml:id="id48" draw:id="id48" draw:layer="layout" svg:width="2.54cm" svg:height="1.27cm" svg:x="11.795cm" svg:y="11.16cm" draw:corner-radius="0.254cm">
          <draw:glue-point draw:id="4" svg:x="-2.5cm" svg:y="-5cm"/>
          <draw:glue-point draw:id="5" svg:x="2.5cm" svg:y="-5cm"/>
          <draw:glue-point draw:id="6" svg:x="-2.5cm" svg:y="5cm"/>
          <draw:glue-point draw:id="7" svg:x="2.5cm" svg:y="5cm"/>
          <text:p text:style-name="P2"><text:span text:style-name="T5">Domains</text:span></text:p>
        </draw:rect>
        <draw:connector draw:style-name="gr28" draw:text-style-name="P2" draw:layer="layout" svg:x1="13.7cm" svg:y1="14.97cm" svg:x2="13.7cm" svg:y2="12.43cm" draw:start-shape="id49" draw:start-glue-point="0" draw:end-shape="id48" draw:end-glue-point="7" svg:d="m13700 14970v-2540">
          <text:p/>
        </draw:connector>
        <draw:rect draw:style-name="gr16" draw:text-style-name="P7" xml:id="id49" draw:id="id49" draw:layer="layout" svg:width="2.54cm" svg:height="1.27cm" svg:x="12.43cm" svg:y="14.97cm" draw:corner-radius="0.254cm">
          <draw:glue-point draw:id="4" svg:x="-2.5cm" svg:y="-5cm"/>
          <draw:glue-point draw:id="5" svg:x="2.5cm" svg:y="-5cm"/>
          <draw:glue-point draw:id="6" svg:x="-2.5cm" svg:y="5cm"/>
          <draw:glue-point draw:id="7" svg:x="2.5cm" svg:y="5cm"/>
          <text:p text:style-name="P2"><text:span text:style-name="T5">Domain</text:span></text:p>
          <text:p text:style-name="P2"><text:span text:style-name="T5">Values</text:span></text:p>
        </draw:rect>
        <draw:connector draw:style-name="gr26" draw:text-style-name="P2" draw:layer="layout" svg:x1="9.89cm" svg:y1="11.16cm" svg:x2="10.525cm" svg:y2="8.62cm" draw:start-shape="id50" draw:end-shape="id46" svg:d="m9890 11160v-1270h635v-1270">
          <text:p/>
        </draw:connector>
        <draw:rect draw:style-name="gr16" draw:text-style-name="P7" xml:id="id50" draw:id="id50" draw:layer="layout" svg:width="2.54cm" svg:height="1.27cm" svg:x="8.62cm" svg:y="11.16cm" draw:corner-radius="0.254cm">
          <draw:glue-point draw:id="4" svg:x="-2.5cm" svg:y="-5cm"/>
          <draw:glue-point draw:id="5" svg:x="2.5cm" svg:y="-5cm"/>
          <draw:glue-point draw:id="6" svg:x="-2.5cm" svg:y="5cm"/>
          <draw:glue-point draw:id="7" svg:x="2.5cm" svg:y="5cm"/>
          <text:p text:style-name="P2"><text:span text:style-name="T5">Tables</text:span></text:p>
        </draw:rect>
        <draw:connector draw:style-name="gr26" draw:text-style-name="P2" draw:layer="layout" svg:x1="9.89cm" svg:y1="14.97cm" svg:x2="9.89cm" svg:y2="12.43cm" draw:start-shape="id51" draw:start-glue-point="4" draw:end-shape="id50" draw:end-glue-point="2" svg:d="m9890 14970v-2540">
          <text:p/>
        </draw:connector>
        <draw:rect draw:style-name="gr16" draw:text-style-name="P7" xml:id="id51" draw:id="id51" draw:layer="layout" svg:width="2.54cm" svg:height="1.27cm" svg:x="9.255cm" svg:y="14.97cm" draw:corner-radius="0.254cm">
          <draw:glue-point draw:id="4" svg:x="-2.5cm" svg:y="-5cm"/>
          <draw:glue-point draw:id="5" svg:x="2.5cm" svg:y="-5cm"/>
          <draw:glue-point draw:id="6" svg:x="-2.5cm" svg:y="5cm"/>
          <draw:glue-point draw:id="7" svg:x="2.5cm" svg:y="5cm"/>
          <text:p text:style-name="P2"><text:span text:style-name="T5">Table</text:span></text:p>
          <text:p text:style-name="P2"><text:span text:style-name="T5">Columns</text:span></text:p>
        </draw:rect>
        <draw:connector draw:style-name="gr28" draw:text-style-name="P2" draw:layer="layout" svg:x1="11.16cm" svg:y1="14.97cm" svg:x2="12.43cm" svg:y2="12.43cm" draw:start-shape="id51" draw:start-glue-point="5" draw:end-shape="id48" draw:end-glue-point="6" svg:d="m11160 14970v-1270h1270v-1270">
          <text:p/>
        </draw:connector>
        <draw:connector draw:style-name="gr29" draw:text-style-name="P8" draw:layer="layout" svg:x1="10.525cm" svg:y1="14.97cm" svg:x2="10.526cm" svg:y2="12.431cm" draw:start-shape="id51" draw:start-glue-point="0" svg:d="m10525 14970v-1520h1v-1019">
          <text:p text:style-name="P2"><text:span text:style-name="T6">Foreign</text:span></text:p>
          <text:p text:style-name="P2"><text:span text:style-name="T6">Key</text:span></text:p>
        </draw:connector>
        <draw:rect draw:style-name="gr16" draw:text-style-name="P7" xml:id="id52" draw:id="id52" draw:layer="layout" svg:width="2.54cm" svg:height="1.27cm" svg:x="9.255cm" svg:y="18.145cm" draw:corner-radius="0.254cm">
          <draw:glue-point draw:id="4" svg:x="-2.5cm" svg:y="-5cm"/>
          <draw:glue-point draw:id="5" svg:x="2.5cm" svg:y="-5cm"/>
          <draw:glue-point draw:id="6" svg:x="-2.5cm" svg:y="5cm"/>
          <draw:glue-point draw:id="7" svg:x="2.5cm" svg:y="5cm"/>
          <text:p text:style-name="P2"><text:span text:style-name="T5">Indexes</text:span></text:p>
        </draw:rect>
        <draw:connector draw:style-name="gr27" draw:text-style-name="P2" draw:layer="layout" svg:x1="10.525cm" svg:y1="18.145cm" svg:x2="10.525cm" svg:y2="16.24cm" draw:start-shape="id52" draw:start-glue-point="0" draw:end-shape="id51" draw:end-glue-point="2" svg:d="m10525 18145v-1905">
          <text:p/>
        </draw:connector>
        <draw:rect draw:style-name="gr16" draw:text-style-name="P7" xml:id="id53" draw:id="id53" draw:layer="layout" svg:width="2.54cm" svg:height="1.27cm" svg:x="6.08cm" svg:y="14.97cm" draw:corner-radius="0.254cm">
          <draw:glue-point draw:id="4" svg:x="-2.5cm" svg:y="-5cm"/>
          <draw:glue-point draw:id="5" svg:x="2.5cm" svg:y="-5cm"/>
          <draw:glue-point draw:id="6" svg:x="-2.5cm" svg:y="5cm"/>
          <draw:glue-point draw:id="7" svg:x="2.5cm" svg:y="5cm"/>
          <text:p text:style-name="P2"><text:span text:style-name="T5">Check</text:span></text:p>
          <text:p text:style-name="P2"><text:span text:style-name="T5">Constraints</text:span></text:p>
        </draw:rect>
        <draw:connector draw:style-name="gr27" draw:text-style-name="P2" draw:layer="layout" svg:x1="7.35cm" svg:y1="14.97cm" svg:x2="9.255cm" svg:y2="12.43cm" draw:start-shape="id53" draw:start-glue-point="0" draw:end-shape="id50" draw:end-glue-point="6" svg:d="m7350 14970v-1270h1905v-1270">
          <text:p/>
        </draw:connector>
        <draw:rect draw:style-name="gr16" draw:text-style-name="P7" xml:id="id54" draw:id="id54" draw:layer="layout" svg:width="2.54cm" svg:height="1.27cm" svg:x="5.445cm" svg:y="11.16cm" draw:corner-radius="0.254cm">
          <draw:glue-point draw:id="4" svg:x="-2.5cm" svg:y="-5cm"/>
          <draw:glue-point draw:id="5" svg:x="2.5cm" svg:y="-5cm"/>
          <draw:glue-point draw:id="6" svg:x="-2.5cm" svg:y="5cm"/>
          <draw:glue-point draw:id="7" svg:x="2.5cm" svg:y="5cm"/>
          <text:p text:style-name="P2"><text:span text:style-name="T5">Programs</text:span></text:p>
        </draw:rect>
        <draw:connector draw:style-name="gr27" draw:text-style-name="P2" draw:layer="layout" svg:x1="6.715cm" svg:y1="11.16cm" svg:x2="6.715cm" svg:y2="8.62cm" draw:start-shape="id54" draw:start-glue-point="0" draw:end-shape="id46" draw:end-glue-point="6" svg:d="m6715 11160v-2540">
          <text:p/>
        </draw:connector>
        <draw:connector draw:style-name="gr26" draw:text-style-name="P2" draw:layer="layout" svg:x1="4.81cm" svg:y1="13.065cm" svg:x2="4.81cm" svg:y2="8.62cm" draw:start-shape="id55" draw:end-shape="id46" draw:end-glue-point="8" svg:d="m4810 13065v-4445">
          <text:p/>
        </draw:connector>
        <draw:rect draw:style-name="gr16" draw:text-style-name="P7" xml:id="id55" draw:id="id55" draw:layer="layout" svg:width="2.54cm" svg:height="1.27cm" svg:x="3.54cm" svg:y="13.065cm" draw:corner-radius="0.254cm">
          <draw:glue-point draw:id="4" svg:x="-2.5cm" svg:y="-5cm"/>
          <draw:glue-point draw:id="5" svg:x="2.5cm" svg:y="-5cm"/>
          <draw:glue-point draw:id="6" svg:x="-2.5cm" svg:y="5cm"/>
          <draw:glue-point draw:id="7" svg:x="2.5cm" svg:y="5cm"/>
          <text:p text:style-name="P2"><text:span text:style-name="T5">Exceptions</text:span></text:p>
        </draw:rect>
      </draw:page>
      <draw:page draw:name="page6" draw:style-name="dp1" draw:master-page-name="Default">
        <office:forms form:automatic-focus="false" form:apply-design-mode="false"/>
        <draw:polygon draw:style-name="gr30" draw:text-style-name="P2" draw:layer="layout" svg:width="7.619cm" svg:height="13.105cm" svg:x="12.43cm" svg:y="1.635cm" svg:viewBox="0 0 7620 13106" draw:points="3883,13106 3681,13106 3681,10863 3626,10863 3329,10817 3111,10761 2903,10684 2704,10588 2517,10474 2342,10343 2180,10197 2034,10035 1903,9860 1789,9673 1694,9474 1617,9265 1561,9047 1526,8822 1515,8589 1526,8357 1561,8131 1617,7913 1694,7704 1789,7505 1903,7318 2034,7143 2180,6981 2342,6835 2517,6704 2704,6590 2903,6494 3111,6418 3329,6362 3581,6316 3581,6012 0,0 450,0 3581,5255 3581,0 3984,0 3984,5255 7166,0 7620,0 3984,6012 3984,6316 4245,6362 4463,6418 4671,6494 4870,6590 5057,6704 5232,6835 5394,6981 5540,7143 5671,7318 5785,7505 5880,7704 5957,7913 6013,8131 6048,8357 6057,8585 5678,8585 5671,8396 5642,8207 5595,8026 5532,7851 5452,7686 5357,7530 5248,7384 5126,7249 4991,7127 4846,7018 4689,6923 4524,6844 4350,6780 4169,6733 3980,6704 3787,6694 3594,6704 3405,6733 3224,6780 3050,6844 2885,6923 2728,7018 2583,7127 2448,7249 2326,7384 2217,7530 2122,7686 2042,7851 1979,8026 1932,8207 1903,8396 1894,8589 1903,8783 1932,8971 1979,9152 2042,9327 2122,9492 2217,9649 2326,9794 2448,9929 2583,10051 2728,10160 2885,10255 3050,10335 3224,10398 3405,10445 3594,10474 3787,10484 3980,10474 4169,10445 4350,10398 4524,10335 4689,10255 4846,10160 4991,10051 5126,9929 5248,9794 5357,9649 5452,9492 5532,9327 5595,9152 5642,8971 5671,8783 5675,8589 6059,8589 6059,8589 6048,8822 6013,9047 5957,9265 5880,9474 5785,9673 5671,9860 5540,10035 5394,10197 5232,10343 5057,10474 4870,10588 4671,10684 4463,10761 4245,10817 3948,10863 3883,10863">
          <text:p/>
        </draw:polygon>
        <draw:polygon draw:style-name="gr31" draw:text-style-name="P2" draw:layer="layout" svg:width="7.619cm" svg:height="9.092cm" svg:x="2.905cm" svg:y="4.607cm" svg:viewBox="0 0 7620 9093" draw:points="1258,7123 1258,6719 3581,6719 3581,6011 0,0 450,0 3581,5254 3581,0 3984,0 3984,5254 7166,0 7620,0 3984,6011 3984,6719 6307,6719 6307,7123 3883,7123 3883,9093 3681,9093 3681,7123">
          <text:p/>
        </draw:polygon>
        <draw:polygon draw:style-name="gr32" draw:text-style-name="P2" draw:layer="layout" svg:width="5.079cm" svg:height="6.095cm" svg:x="13.7cm" svg:y="16.875cm" svg:viewBox="0 0 5080 6096" draw:points="0,4115 0,3708 2337,3708 2337,1930 0,1930 0,1524 2337,1524 2337,0 2743,0 2743,1524 5080,1524 5080,1930 2743,1930 2743,3708 5080,3708 5080,4115 2642,4115 2642,6096 2438,6096 2438,4115">
          <text:p/>
        </draw:polygon>
        <draw:polygon draw:style-name="gr33" draw:text-style-name="P2" draw:layer="layout" svg:width="5.079cm" svg:height="9.676cm" svg:x="4.175cm" svg:y="16.723cm" svg:viewBox="0 0 5080 9677" draw:points="2642,9677 2438,9677 2438,7420 2383,7420 2084,7374 1865,7318 1655,7240 1455,7144 1266,7030 1091,6898 928,6751 781,6588 649,6412 534,6223 438,6023 361,5813 305,5594 270,5367 259,5133 270,4899 305,4672 361,4453 438,4243 534,4043 649,3855 781,3679 928,3516 1091,3369 1266,3237 1455,3122 1655,3026 1865,2949 2084,2892 2337,2846 2337,1982 0,1982 0,1525 2337,1525 2337,0 2743,0 2743,1525 5080,1525 5080,1982 2743,1982 2743,2846 3005,2892 3224,2949 3434,3026 3634,3122 3823,3237 3998,3369 4161,3516 4308,3679 4440,3855 4555,4043 4651,4243 4728,4453 4784,4672 4819,4899 4829,5129 4447,5129 4440,4939 4411,4749 4364,4567 4300,4391 4219,4225 4124,4067 4015,3921 3892,3785 3756,3662 3610,3553 3452,3458 3286,3377 3111,3313 2929,3266 2739,3237 2545,3227 2350,3237 2161,3266 1978,3313 1803,3377 1637,3458 1479,3553 1333,3662 1197,3785 1074,3921 965,4067 870,4225 789,4391 725,4567 678,4749 649,4939 640,5133 649,5328 678,5518 725,5700 789,5875 870,6042 965,6199 1074,6345 1197,6481 1333,6604 1479,6714 1637,6809 1803,6889 1978,6953 2161,7001 2350,7030 2545,7039 2739,7030 2929,7001 3111,6953 3286,6889 3452,6809 3610,6714 3756,6604 3892,6481 4015,6345 4124,6199 4219,6042 4300,5875 4364,5700 4411,5518 4440,5328 4444,5133 4831,5133 4831,5133 4819,5367 4784,5594 4728,5813 4651,6023 4555,6223 4440,6412 4308,6588 4161,6751 3998,6898 3823,7030 3634,7144 3434,7240 3224,7318 3005,7374 2706,7420 2642,7420">
          <text:p/>
        </draw:polygon>
        <draw:frame draw:style-name="gr1" draw:text-style-name="P1" draw:layer="layout" svg:width="10.16cm" svg:height="1.27cm" svg:x="1cm" svg:y="1.635cm">
          <draw:text-box>
            <text:p><text:span text:style-name="T1">Crows Feet Arrow Heads</text:span></text:p>
          </draw:text-box>
        </draw:frame>
        <draw:frame draw:style-name="gr34" draw:text-style-name="P10" draw:layer="layout" svg:width="13.97cm" svg:height="0.635cm" svg:x="3.54cm" svg:y="15.605cm">
          <draw:text-box>
            <text:p text:style-name="P9"><text:span text:style-name="T7">These diagrams were drawn by Jay MacDonald (jay@thinktek.ca) and are released to the public domai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heads_20_1" draw:display-name="Arrowheads 1" svg:viewBox="0 0 7620 13106" svg:d="m3883 13106h-202v-2243h-55l-297-46-218-56-208-77-199-96-187-114-175-131-162-146-146-162-131-175-114-187-95-199-77-209-56-218-35-225-11-233 11-232 35-226 56-218 77-209 95-199 114-187 131-175 146-162 162-146 175-131 187-114 199-96 208-76 218-56 252-46v-304l-3581-6012h450l3131 5255v-5255h403v5255l3182-5255h454l-3636 6012v304l261 46 218 56 208 76 199 96 187 114 175 131 162 146 146 162 131 175 114 187 95 199 77 209 56 218 35 226 9 228h-379l-7-189-29-189-47-181-63-175-80-165-95-156-109-146-122-135-135-122-145-109-157-95-165-79-174-64-181-47-189-29-193-10-193 10-189 29-181 47-174 64-165 79-157 95-145 109-135 122-122 135-109 146-95 156-80 165-63 175-47 181-29 189-9 193 9 194 29 188 47 181 63 175 80 165 95 157 109 145 122 135 135 122 145 109 157 95 165 80 174 63 181 47 189 29 193 10 193-10 189-29 181-47 174-63 165-80 157-95 145-109 135-122 122-135 109-145 95-157 80-165 63-175 47-181 29-188 4-194h384v0l-11 233-35 225-56 218-77 209-95 199-114 187-131 175-146 162-162 146-175 131-187 114-199 96-208 77-218 56-297 46h-65z"/>
    <draw:marker draw:name="Arrowheads_20_2" draw:display-name="Arrowheads 2" svg:viewBox="0 0 7620 13106" svg:d="m3883 13106h-202v-2243h-55l-297-46-218-56-208-77-199-96-187-114-175-131-162-146-146-162-131-175-114-187-95-199-77-209-56-218-35-225-11-233 11-232 35-226 56-218 77-209 95-199 114-187 131-175 146-162 162-146 175-131 187-114 199-96 208-76 218-56 252-46v-304l-3581-6012h450l3131 5255v-5255h403v5255l3182-5255h454l-3636 6012v304l261 46 218 56 208 76 199 96 187 114 175 131 162 146 146 162 131 175 114 187 95 199 77 209 56 218 35 226 9 228h-379l-7-189-29-189-47-181-63-175-80-165-95-156-109-146-122-135-135-122-145-109-157-95-165-79-174-64-181-47-189-29-193-10-193 10-189 29-181 47-174 64-165 79-157 95-145 109-135 122-122 135-109 146-95 156-80 165-63 175-47 181-29 189-9 193 9 194 29 188 47 181 63 175 80 165 95 157 109 145 122 135 135 122 145 109 157 95 165 80 174 63 181 47 189 29 193 10 193-10 189-29 181-47 174-63 165-80 157-95 145-109 135-122 122-135 109-145 95-157 80-165 63-175 47-181 29-188 4-194h384v0l-11 233-35 225-56 218-77 209-95 199-114 187-131 175-146 162-162 146-175 131-187 114-199 96-208 77-218 56-297 46h-65z"/>
    <draw:marker draw:name="Arrowheads_20_3" draw:display-name="Arrowheads 3" svg:viewBox="0 0 7620 9093" svg:d="m1258 7123v-404h2323v-708l-3581-6011h450l3131 5254v-5254h403v5254l3182-5254h454l-3636 6011v708h2323v404h-2424v1970h-202v-1970z"/>
    <draw:marker draw:name="Arrowheads_20_4" draw:display-name="Arrowheads 4" svg:viewBox="0 0 7620 9093" svg:d="m1258 7123v-404h2323v-708l-3581-6011h450l3131 5254v-5254h403v5254l3182-5254h454l-3636 6011v708h2323v404h-2424v1970h-202v-1970z"/>
    <draw:marker draw:name="Arrowheads_20_5" draw:display-name="Arrowheads 5" svg:viewBox="0 0 5080 6096" svg:d="m0 4115v-407h2337v-1778h-2337v-406h2337v-1524h406v1524h2337v406h-2337v1778h2337v407h-2438v1981h-204v-1981z"/>
    <draw:marker draw:name="Arrowheads_20_6" draw:display-name="Arrowheads 6" svg:viewBox="0 0 5080 6096" svg:d="m0 4115v-407h2337v-1778h-2337v-406h2337v-1524h406v1524h2337v406h-2337v1778h2337v407h-2438v1981h-204v-1981z"/>
    <draw:marker draw:name="Arrowheads_20_7" draw:display-name="Arrowheads 7" svg:viewBox="0 0 5080 9677" svg:d="m2642 9677h-204v-2257h-55l-299-46-219-56-210-78-200-96-189-114-175-132-163-147-147-163-132-176-115-189-96-200-77-210-56-219-35-227-11-234 11-234 35-227 56-219 77-210 96-200 115-188 132-176 147-163 163-147 175-132 189-115 200-96 210-77 219-57 253-46v-864h-2337v-457h2337v-1525h406v1525h2337v457h-2337v864l262 46 219 57 210 77 200 96 189 115 175 132 163 147 147 163 132 176 115 188 96 200 77 210 56 219 35 227 10 230h-382l-7-190-29-190-47-182-64-176-81-166-95-158-109-146-123-136-136-123-146-109-158-95-166-81-175-64-182-47-190-29-194-10-195 10-189 29-183 47-175 64-166 81-158 95-146 109-136 123-123 136-109 146-95 158-81 166-64 176-47 182-29 190-9 194 9 195 29 190 47 182 64 175 81 167 95 157 109 146 123 136 136 123 146 110 158 95 166 80 175 64 183 48 189 29 195 9 194-9 190-29 182-48 175-64 166-80 158-95 146-110 136-123 123-136 109-146 95-157 81-167 64-175 47-182 29-190 4-195h387v0l-12 234-35 227-56 219-77 210-96 200-115 189-132 176-147 163-163 147-175 132-189 114-200 96-210 78-219 56-299 46h-64z"/>
    <draw:marker draw:name="Arrowheads_20_8" draw:display-name="Arrowheads 8" svg:viewBox="0 0 5080 9677" svg:d="m2642 9677h-204v-2257h-55l-299-46-219-56-210-78-200-96-189-114-175-132-163-147-147-163-132-176-115-189-96-200-77-210-56-219-35-227-11-234 11-234 35-227 56-219 77-210 96-200 115-188 132-176 147-163 163-147 175-132 189-115 200-96 210-77 219-57 253-46v-864h-2337v-457h2337v-1525h406v1525h2337v457h-2337v864l262 46 219 57 210 77 200 96 189 115 175 132 163 147 147 163 132 176 115 188 96 200 77 210 56 219 35 227 10 230h-382l-7-190-29-190-47-182-64-176-81-166-95-158-109-146-123-136-136-123-146-109-158-95-166-81-175-64-182-47-190-29-194-10-195 10-189 29-183 47-175 64-166 81-158 95-146 109-136 123-123 136-109 146-95 158-81 166-64 176-47 182-29 190-9 194 9 195 29 190 47 182 64 175 81 167 95 157 109 146 123 136 136 123 146 110 158 95 166 80 175 64 183 48 189 29 195 9 194-9 190-29 182-48 175-64 166-80 158-95 146-110 136-123 123-136 109-146 95-157 81-167 64-175 47-182 29-190 4-195h387v0l-12 234-35 227-56 219-77 210-96 200-115 189-132 176-147 163-163 147-175 132-189 114-200 96-210 78-219 56-299 46h-64z"/>
    <draw:marker draw:name="Arrowheads_20_9" draw:display-name="Arrowheads 9" svg:viewBox="0 0 7620 9093" svg:d="m1258 7123v-404h2323v-708l-3581-6011h450l3131 5254v-5254h403v5254l3182-5254h454l-3636 6011v708h2323v404h-2424v1970h-202v-1970z"/>
    <draw:marker draw:name="One_20_and_20_Only_20_One" draw:display-name="One and Only One" svg:viewBox="0 0 5080 6096" svg:d="m0 4115v-407h2337v-1778h-2337v-406h2337v-1524h406v1524h2337v406h-2337v1778h2337v407h-2438v1981h-204v-1981z"/>
    <draw:marker draw:name="Zero_20_Thru_20_Many" draw:display-name="Zero Thru Many" svg:viewBox="0 0 7620 13106" svg:d="m3883 13106h-202v-2243h-55l-297-46-218-56-208-77-199-96-187-114-175-131-162-146-146-162-131-175-114-187-95-199-77-209-56-218-35-225-11-233 11-232 35-226 56-218 77-209 95-199 114-187 131-175 146-162 162-146 175-131 187-114 199-96 208-76 218-56 252-46v-304l-3581-6012h450l3131 5255v-5255h403v5255l3182-5255h454l-3636 6012v304l261 46 218 56 208 76 199 96 187 114 175 131 162 146 146 162 131 175 114 187 95 199 77 209 56 218 35 226 9 228h-379l-7-189-29-189-47-181-63-175-80-165-95-156-109-146-122-135-135-122-145-109-157-95-165-79-174-64-181-47-189-29-193-10-193 10-189 29-181 47-174 64-165 79-157 95-145 109-135 122-122 135-109 146-95 156-80 165-63 175-47 181-29 189-9 193 9 194 29 188 47 181 63 175 80 165 95 157 109 145 122 135 135 122 145 109 157 95 165 80 174 63 181 47 189 29 193 10 193-10 189-29 181-47 174-63 165-80 157-95 145-109 135-122 122-135 109-145 95-157 80-165 63-175 47-181 29-188 4-194h384v0l-11 233-35 225-56 218-77 209-95 199-114 187-131 175-146 162-162 146-175 131-187 114-199 96-208 77-218 56-297 46h-65z"/>
    <draw:marker draw:name="Zero_20_or_20_One" draw:display-name="Zero or One" svg:viewBox="0 0 5080 9677" svg:d="m2642 9677h-204v-2257h-55l-299-46-219-56-210-78-200-96-189-114-175-132-163-147-147-163-132-176-115-189-96-200-77-210-56-219-35-227-11-234 11-234 35-227 56-219 77-210 96-200 115-188 132-176 147-163 163-147 175-132 189-115 200-96 210-77 219-57 253-46v-864h-2337v-457h2337v-1525h406v1525h2337v457h-2337v864l262 46 219 57 210 77 200 96 189 115 175 132 163 147 147 163 132 176 115 188 96 200 77 210 56 219 35 227 10 230h-382l-7-190-29-190-47-182-64-176-81-166-95-158-109-146-123-136-136-123-146-109-158-95-166-81-175-64-182-47-190-29-194-10-195 10-189 29-183 47-175 64-166 81-158 95-146 109-136 123-123 136-109 146-95 158-81 166-64 176-47 182-29 190-9 194 9 195 29 190 47 182 64 175 81 167 95 157 109 146 123 136 136 123 146 110 158 95 166 80 175 64 183 48 189 29 195 9 194-9 190-29 182-48 175-64 166-80 158-95 146-110 136-123 123-136 109-146 95-157 81-167 64-175 47-182 29-190 4-195h387v0l-12 234-35 227-56 219-77 210-96 200-115 189-132 176-147 163-163 147-175 132-189 114-200 96-210 78-219 56-299 46h-64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svg:stroke-color="#000000" draw:fill="none" draw:fill-color="#ffffff" draw:textarea-horizontal-align="center" draw:textarea-vertical-align="middle" fo:min-height="1.02cm"/>
    </style:style>
    <style:style style:name="MP1" style:family="paragraph">
      <style:text-properties fo:font-size="18pt" style:font-size-asian="18pt" style:font-size-complex="18pt"/>
    </style:style>
    <style:style style:name="MP2" style:family="paragraph">
      <style:paragraph-properties fo:text-align="center"/>
    </style:style>
    <style:style style:name="MT1" style:family="text">
      <style:text-properties fo:font-size="18pt" style:font-size-asian="18pt" style:font-size-complex="18pt"/>
    </style:style>
    <style:style style:name="MT2" style:family="text">
      <style:text-properties fo:font-size="8pt"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0.16cm" svg:height="1.27cm" svg:x="1cm" svg:y="1cm">
        <draw:text-box>
          <text:p><text:span text:style-name="MT1">DTGen Notes</text:span></text:p>
        </draw:text-box>
      </draw:frame>
      <draw:frame draw:style-name="Mgr1" draw:text-style-name="MP1" draw:layer="backgroundobjects" svg:width="10.16cm" svg:height="1.27cm" svg:x="10.43cm" svg:y="25.67cm">
        <draw:text-box>
          <text:p text:style-name="MP2"><text:span text:style-name="MT2"><text:author-name text:fixed="false">Duane Dieterich</text:author-name></text:span><text:span text:style-name="MT2"> <text:s text:c="2"/></text:span><text:span text:style-name="MT2"><text:date style:data-style-name="D1" text:date-value="2012-03-29">3/29/12</text:date></text:span><text:span text:style-name="MT2"> <text:s text:c="2"/>Page </text:span><text:span text:style-name="MT2"><text:page-number>&lt;number&gt;</text:page-number></text:span><text:span text:style-name="MT2"> of </text:span><text:span text:style-name="MT2"><text:page-count>6</text:page-count></text:span></text:p>
          <text:p><text:span text:style-name="MT2"><text:file-name text:display="full">C:\Users\Duane\DMSTEX\dtgen_svn\docs\DTGen_Notes.odg</text:file-name></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uane Dieterich</meta:initial-creator>
    <meta:creation-date>2010-10-28T10:28:56</meta:creation-date>
    <dc:date>2012-03-29T15:45:03.29</dc:date>
    <dc:creator>Duane Dieterich</dc:creator>
    <meta:editing-duration>P11DT21H45M50S</meta:editing-duration>
    <meta:editing-cycles>76</meta:editing-cycles>
    <meta:generator>OpenOffice.org/3.3$Win32 OpenOffice.org_project/330m20$Build-9567</meta:generator>
    <meta:printed-by>Duane Dieterich</meta:printed-by>
    <meta:print-date>2012-03-24T11:02:24.46</meta:print-date>
    <meta:document-statistic meta:object-count="252"/>
  </office:meta>
</office:document-meta>
</file>